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31mm"/>
    </style:style>
    <style:style style:name="co3" style:family="table-column">
      <style:table-column-properties fo:break-before="auto" style:column-width="21.15mm"/>
    </style:style>
    <style:style style:name="co4" style:family="table-column">
      <style:table-column-properties fo:break-before="auto" style:column-width="30.37mm"/>
    </style:style>
    <style:style style:name="co5" style:family="table-column">
      <style:table-column-properties fo:break-before="auto" style:column-width="94.88mm"/>
    </style:style>
    <style:style style:name="co6" style:family="table-column">
      <style:table-column-properties fo:break-before="auto" style:column-width="103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ndale Mono" fo:font-size="8pt" style:font-size-asian="8pt" style:font-size-complex="8pt"/>
    </style:style>
  </office:automatic-styles>
  <office:body>
    <office:spreadsheet>
      <table:table table:name="User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 name</text:p>
          </table:table-cell>
          <table:table-cell office:value-type="string" calcext:value-type="string">
            <text:p>Desktop ID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Static Passwor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Gen Passwor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sa-001</text:p>
          </table:table-cell>
          <table:table-cell table:formula="of:=MOD([.A2]-1;COUNT([Desktops.$A$2:.$A$21]))+1" office:value-type="float" office:value="1" calcext:value-type="float">
            <text:p>1</text:p>
          </table:table-cell>
          <table:table-cell table:formula="of:=[.B2]" office:value-type="string" office:string-value="msa-001" calcext:value-type="string">
            <text:p>msa-001</text:p>
          </table:table-cell>
          <table:table-cell office:value-type="string" calcext:value-type="string">
            <text:p>xeqbaexl</text:p>
          </table:table-cell>
          <table:table-cell table:formula="of:=VLOOKUP([.C2];[Desktops.$A$2:.$C$21];3)" office:value-type="string" office:string-value="ec2-55-55-55-01.eu-west-1.compute.amazonaws.com" calcext:value-type="string">
            <text:p>ec2-55-55-55-01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efzxhqpl" calcext:value-type="string">
            <text:p>efzxhqpl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sa-002</text:p>
          </table:table-cell>
          <table:table-cell table:formula="of:=MOD([.A3]-1;COUNT([Desktops.$A$2:.$A$21]))+1" office:value-type="float" office:value="2" calcext:value-type="float">
            <text:p>2</text:p>
          </table:table-cell>
          <table:table-cell table:formula="of:=[.B3]" office:value-type="string" office:string-value="msa-002" calcext:value-type="string">
            <text:p>msa-002</text:p>
          </table:table-cell>
          <table:table-cell office:value-type="string" calcext:value-type="string">
            <text:p>yxpqbspa</text:p>
          </table:table-cell>
          <table:table-cell table:formula="of:=VLOOKUP([.C3];[Desktops.$A$2:.$C$21];3)" office:value-type="string" office:string-value="ec2-55-55-55-02.eu-west-1.compute.amazonaws.com" calcext:value-type="string">
            <text:p>ec2-55-55-55-02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loeqcsvk" calcext:value-type="string">
            <text:p>loeqcsvk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sa-003</text:p>
          </table:table-cell>
          <table:table-cell table:formula="of:=MOD([.A4]-1;COUNT([Desktops.$A$2:.$A$21]))+1" office:value-type="float" office:value="3" calcext:value-type="float">
            <text:p>3</text:p>
          </table:table-cell>
          <table:table-cell table:formula="of:=[.B4]" office:value-type="string" office:string-value="msa-003" calcext:value-type="string">
            <text:p>msa-003</text:p>
          </table:table-cell>
          <table:table-cell office:value-type="string" calcext:value-type="string">
            <text:p>cuepbmum</text:p>
          </table:table-cell>
          <table:table-cell table:formula="of:=VLOOKUP([.C4];[Desktops.$A$2:.$C$21];3)" office:value-type="string" office:string-value="ec2-55-55-55-03.eu-west-1.compute.amazonaws.com" calcext:value-type="string">
            <text:p>ec2-55-55-55-03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rfnjvrue" calcext:value-type="string">
            <text:p>rfnjvru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sa-004</text:p>
          </table:table-cell>
          <table:table-cell table:formula="of:=MOD([.A5]-1;COUNT([Desktops.$A$2:.$A$21]))+1" office:value-type="float" office:value="4" calcext:value-type="float">
            <text:p>4</text:p>
          </table:table-cell>
          <table:table-cell table:formula="of:=[.B5]" office:value-type="string" office:string-value="msa-004" calcext:value-type="string">
            <text:p>msa-004</text:p>
          </table:table-cell>
          <table:table-cell office:value-type="string" calcext:value-type="string">
            <text:p>dgepnzbp</text:p>
          </table:table-cell>
          <table:table-cell table:formula="of:=VLOOKUP([.C5];[Desktops.$A$2:.$C$21];3)" office:value-type="string" office:string-value="ec2-55-55-55-04.eu-west-1.compute.amazonaws.com" calcext:value-type="string">
            <text:p>ec2-55-55-55-04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iyqncobg" calcext:value-type="string">
            <text:p>iyqncobg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sa-005</text:p>
          </table:table-cell>
          <table:table-cell table:formula="of:=MOD([.A6]-1;COUNT([Desktops.$A$2:.$A$21]))+1" office:value-type="float" office:value="5" calcext:value-type="float">
            <text:p>5</text:p>
          </table:table-cell>
          <table:table-cell table:formula="of:=[.B6]" office:value-type="string" office:string-value="msa-005" calcext:value-type="string">
            <text:p>msa-005</text:p>
          </table:table-cell>
          <table:table-cell office:value-type="string" calcext:value-type="string">
            <text:p>hanihcaj</text:p>
          </table:table-cell>
          <table:table-cell table:formula="of:=VLOOKUP([.C6];[Desktops.$A$2:.$C$21];3)" office:value-type="string" office:string-value="ec2-55-55-55-05.eu-west-1.compute.amazonaws.com" calcext:value-type="string">
            <text:p>ec2-55-55-55-05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hronqmdl" calcext:value-type="string">
            <text:p>hronqmd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sa-006</text:p>
          </table:table-cell>
          <table:table-cell table:formula="of:=MOD([.A7]-1;COUNT([Desktops.$A$2:.$A$21]))+1" office:value-type="float" office:value="6" calcext:value-type="float">
            <text:p>6</text:p>
          </table:table-cell>
          <table:table-cell table:formula="of:=[.B7]" office:value-type="string" office:string-value="msa-006" calcext:value-type="string">
            <text:p>msa-006</text:p>
          </table:table-cell>
          <table:table-cell office:value-type="string" calcext:value-type="string">
            <text:p>uvhxfeze</text:p>
          </table:table-cell>
          <table:table-cell table:formula="of:=VLOOKUP([.C7];[Desktops.$A$2:.$C$21];3)" office:value-type="string" office:string-value="ec2-55-55-55-06.eu-west-1.compute.amazonaws.com" calcext:value-type="string">
            <text:p>ec2-55-55-55-06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hpjuhxjl" calcext:value-type="string">
            <text:p>hpjuhxjl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sa-007</text:p>
          </table:table-cell>
          <table:table-cell table:formula="of:=MOD([.A8]-1;COUNT([Desktops.$A$2:.$A$21]))+1" office:value-type="float" office:value="7" calcext:value-type="float">
            <text:p>7</text:p>
          </table:table-cell>
          <table:table-cell table:formula="of:=[.B8]" office:value-type="string" office:string-value="msa-007" calcext:value-type="string">
            <text:p>msa-007</text:p>
          </table:table-cell>
          <table:table-cell office:value-type="string" calcext:value-type="string">
            <text:p>jmbmhpau</text:p>
          </table:table-cell>
          <table:table-cell table:formula="of:=VLOOKUP([.C8];[Desktops.$A$2:.$C$21];3)" office:value-type="string" office:string-value="ec2-55-55-55-07.eu-west-1.compute.amazonaws.com" calcext:value-type="string">
            <text:p>ec2-55-55-55-07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fqccjici" calcext:value-type="string">
            <text:p>fqccjici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sa-008</text:p>
          </table:table-cell>
          <table:table-cell table:formula="of:=MOD([.A9]-1;COUNT([Desktops.$A$2:.$A$21]))+1" office:value-type="float" office:value="8" calcext:value-type="float">
            <text:p>8</text:p>
          </table:table-cell>
          <table:table-cell table:formula="of:=[.B9]" office:value-type="string" office:string-value="msa-008" calcext:value-type="string">
            <text:p>msa-008</text:p>
          </table:table-cell>
          <table:table-cell office:value-type="string" calcext:value-type="string">
            <text:p>dfkblbuo</text:p>
          </table:table-cell>
          <table:table-cell table:formula="of:=VLOOKUP([.C9];[Desktops.$A$2:.$C$21];3)" office:value-type="string" office:string-value="ec2-55-55-55-08.eu-west-1.compute.amazonaws.com" calcext:value-type="string">
            <text:p>ec2-55-55-55-08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franuphw" calcext:value-type="string">
            <text:p>franuphw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sa-009</text:p>
          </table:table-cell>
          <table:table-cell table:formula="of:=MOD([.A10]-1;COUNT([Desktops.$A$2:.$A$21]))+1" office:value-type="float" office:value="9" calcext:value-type="float">
            <text:p>9</text:p>
          </table:table-cell>
          <table:table-cell table:formula="of:=[.B10]" office:value-type="string" office:string-value="msa-009" calcext:value-type="string">
            <text:p>msa-009</text:p>
          </table:table-cell>
          <table:table-cell office:value-type="string" calcext:value-type="string">
            <text:p>whdrqdix</text:p>
          </table:table-cell>
          <table:table-cell table:formula="of:=VLOOKUP([.C10];[Desktops.$A$2:.$C$21];3)" office:value-type="string" office:string-value="ec2-55-55-55-09.eu-west-1.compute.amazonaws.com" calcext:value-type="string">
            <text:p>ec2-55-55-55-09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akkzikxp" calcext:value-type="string">
            <text:p>akkzikxp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sa-010</text:p>
          </table:table-cell>
          <table:table-cell table:formula="of:=MOD([.A11]-1;COUNT([Desktops.$A$2:.$A$21]))+1" office:value-type="float" office:value="10" calcext:value-type="float">
            <text:p>10</text:p>
          </table:table-cell>
          <table:table-cell table:formula="of:=[.B11]" office:value-type="string" office:string-value="msa-010" calcext:value-type="string">
            <text:p>msa-010</text:p>
          </table:table-cell>
          <table:table-cell office:value-type="string" calcext:value-type="string">
            <text:p>kprgnsbo</text:p>
          </table:table-cell>
          <table:table-cell table:formula="of:=VLOOKUP([.C11];[Desktops.$A$2:.$C$21];3)" office:value-type="string" office:string-value="ec2-55-55-55-10.eu-west-1.compute.amazonaws.com" calcext:value-type="string">
            <text:p>ec2-55-55-55-10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qcmsiqac" calcext:value-type="string">
            <text:p>qcmsiqac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sa-011</text:p>
          </table:table-cell>
          <table:table-cell table:formula="of:=MOD([.A12]-1;COUNT([Desktops.$A$2:.$A$21]))+1" office:value-type="float" office:value="11" calcext:value-type="float">
            <text:p>11</text:p>
          </table:table-cell>
          <table:table-cell table:formula="of:=[.B12]" office:value-type="string" office:string-value="msa-011" calcext:value-type="string">
            <text:p>msa-011</text:p>
          </table:table-cell>
          <table:table-cell office:value-type="string" calcext:value-type="string">
            <text:p>qkzfvqju</text:p>
          </table:table-cell>
          <table:table-cell table:formula="of:=VLOOKUP([.C12];[Desktops.$A$2:.$C$21];3)" office:value-type="string" office:string-value="ec2-55-55-55-11.eu-west-1.compute.amazonaws.com" calcext:value-type="string">
            <text:p>ec2-55-55-55-11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uvsoeyvp" calcext:value-type="string">
            <text:p>uvsoeyvp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sa-012</text:p>
          </table:table-cell>
          <table:table-cell table:formula="of:=MOD([.A13]-1;COUNT([Desktops.$A$2:.$A$21]))+1" office:value-type="float" office:value="12" calcext:value-type="float">
            <text:p>12</text:p>
          </table:table-cell>
          <table:table-cell table:formula="of:=[.B13]" office:value-type="string" office:string-value="msa-012" calcext:value-type="string">
            <text:p>msa-012</text:p>
          </table:table-cell>
          <table:table-cell office:value-type="string" calcext:value-type="string">
            <text:p>esxpjdzg</text:p>
          </table:table-cell>
          <table:table-cell table:formula="of:=VLOOKUP([.C13];[Desktops.$A$2:.$C$21];3)" office:value-type="string" office:string-value="ec2-55-55-55-12.eu-west-1.compute.amazonaws.com" calcext:value-type="string">
            <text:p>ec2-55-55-55-12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vtutnubu" calcext:value-type="string">
            <text:p>vtutnubu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sa-013</text:p>
          </table:table-cell>
          <table:table-cell table:formula="of:=MOD([.A14]-1;COUNT([Desktops.$A$2:.$A$21]))+1" office:value-type="float" office:value="13" calcext:value-type="float">
            <text:p>13</text:p>
          </table:table-cell>
          <table:table-cell table:formula="of:=[.B14]" office:value-type="string" office:string-value="msa-013" calcext:value-type="string">
            <text:p>msa-013</text:p>
          </table:table-cell>
          <table:table-cell office:value-type="string" calcext:value-type="string">
            <text:p>ujnadswi</text:p>
          </table:table-cell>
          <table:table-cell table:formula="of:=VLOOKUP([.C14];[Desktops.$A$2:.$C$21];3)" office:value-type="string" office:string-value="ec2-55-55-55-13.eu-west-1.compute.amazonaws.com" calcext:value-type="string">
            <text:p>ec2-55-55-55-13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ogaezvpr" calcext:value-type="string">
            <text:p>ogaezvpr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sa-014</text:p>
          </table:table-cell>
          <table:table-cell table:formula="of:=MOD([.A15]-1;COUNT([Desktops.$A$2:.$A$21]))+1" office:value-type="float" office:value="14" calcext:value-type="float">
            <text:p>14</text:p>
          </table:table-cell>
          <table:table-cell table:formula="of:=[.B15]" office:value-type="string" office:string-value="msa-014" calcext:value-type="string">
            <text:p>msa-014</text:p>
          </table:table-cell>
          <table:table-cell office:value-type="string" calcext:value-type="string">
            <text:p>zbgtzcem</text:p>
          </table:table-cell>
          <table:table-cell table:formula="of:=VLOOKUP([.C15];[Desktops.$A$2:.$C$21];3)" office:value-type="string" office:string-value="ec2-55-55-55-14.eu-west-1.compute.amazonaws.com" calcext:value-type="string">
            <text:p>ec2-55-55-55-14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xutznofy" calcext:value-type="string">
            <text:p>xutznofy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sa-015</text:p>
          </table:table-cell>
          <table:table-cell table:formula="of:=MOD([.A16]-1;COUNT([Desktops.$A$2:.$A$21]))+1" office:value-type="float" office:value="15" calcext:value-type="float">
            <text:p>15</text:p>
          </table:table-cell>
          <table:table-cell table:formula="of:=[.B16]" office:value-type="string" office:string-value="msa-015" calcext:value-type="string">
            <text:p>msa-015</text:p>
          </table:table-cell>
          <table:table-cell office:value-type="string" calcext:value-type="string">
            <text:p>kwmiwnli</text:p>
          </table:table-cell>
          <table:table-cell table:formula="of:=VLOOKUP([.C16];[Desktops.$A$2:.$C$21];3)" office:value-type="string" office:string-value="ec2-55-55-55-15.eu-west-1.compute.amazonaws.com" calcext:value-type="string">
            <text:p>ec2-55-55-55-15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rrifqufy" calcext:value-type="string">
            <text:p>rrifqufy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sa-016</text:p>
          </table:table-cell>
          <table:table-cell table:formula="of:=MOD([.A17]-1;COUNT([Desktops.$A$2:.$A$21]))+1" office:value-type="float" office:value="16" calcext:value-type="float">
            <text:p>16</text:p>
          </table:table-cell>
          <table:table-cell table:formula="of:=[.B17]" office:value-type="string" office:string-value="msa-016" calcext:value-type="string">
            <text:p>msa-016</text:p>
          </table:table-cell>
          <table:table-cell office:value-type="string" calcext:value-type="string">
            <text:p>rmivpodx</text:p>
          </table:table-cell>
          <table:table-cell table:formula="of:=VLOOKUP([.C17];[Desktops.$A$2:.$C$21];3)" office:value-type="string" office:string-value="ec2-55-55-55-16.eu-west-1.compute.amazonaws.com" calcext:value-type="string">
            <text:p>ec2-55-55-55-16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bdumawoz" calcext:value-type="string">
            <text:p>bdumawoz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sa-017</text:p>
          </table:table-cell>
          <table:table-cell table:formula="of:=MOD([.A18]-1;COUNT([Desktops.$A$2:.$A$21]))+1" office:value-type="float" office:value="17" calcext:value-type="float">
            <text:p>17</text:p>
          </table:table-cell>
          <table:table-cell table:formula="of:=[.B18]" office:value-type="string" office:string-value="msa-017" calcext:value-type="string">
            <text:p>msa-017</text:p>
          </table:table-cell>
          <table:table-cell office:value-type="string" calcext:value-type="string">
            <text:p>ccypgmcc</text:p>
          </table:table-cell>
          <table:table-cell table:formula="of:=VLOOKUP([.C18];[Desktops.$A$2:.$C$21];3)" office:value-type="string" office:string-value="ec2-55-55-55-17.eu-west-1.compute.amazonaws.com" calcext:value-type="string">
            <text:p>ec2-55-55-55-17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zcagiwxg" calcext:value-type="string">
            <text:p>zcagiwxg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sa-018</text:p>
          </table:table-cell>
          <table:table-cell table:formula="of:=MOD([.A19]-1;COUNT([Desktops.$A$2:.$A$21]))+1" office:value-type="float" office:value="18" calcext:value-type="float">
            <text:p>18</text:p>
          </table:table-cell>
          <table:table-cell table:formula="of:=[.B19]" office:value-type="string" office:string-value="msa-018" calcext:value-type="string">
            <text:p>msa-018</text:p>
          </table:table-cell>
          <table:table-cell office:value-type="string" calcext:value-type="string">
            <text:p>eoznhmag</text:p>
          </table:table-cell>
          <table:table-cell table:formula="of:=VLOOKUP([.C19];[Desktops.$A$2:.$C$21];3)" office:value-type="string" office:string-value="ec2-55-55-55-18.eu-west-1.compute.amazonaws.com" calcext:value-type="string">
            <text:p>ec2-55-55-55-18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wdcmuzep" calcext:value-type="string">
            <text:p>wdcmuzep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sa-019</text:p>
          </table:table-cell>
          <table:table-cell table:formula="of:=MOD([.A20]-1;COUNT([Desktops.$A$2:.$A$21]))+1" office:value-type="float" office:value="19" calcext:value-type="float">
            <text:p>19</text:p>
          </table:table-cell>
          <table:table-cell table:formula="of:=[.B20]" office:value-type="string" office:string-value="msa-019" calcext:value-type="string">
            <text:p>msa-019</text:p>
          </table:table-cell>
          <table:table-cell office:value-type="string" calcext:value-type="string">
            <text:p>pjnyqslp</text:p>
          </table:table-cell>
          <table:table-cell table:formula="of:=VLOOKUP([.C20];[Desktops.$A$2:.$C$21];3)" office:value-type="string" office:string-value="ec2-55-55-55-19.eu-west-1.compute.amazonaws.com" calcext:value-type="string">
            <text:p>ec2-55-55-55-19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pdrwawlv" calcext:value-type="string">
            <text:p>pdrwawlv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sa-020</text:p>
          </table:table-cell>
          <table:table-cell table:formula="of:=MOD([.A21]-1;COUNT([Desktops.$A$2:.$A$21]))+1" office:value-type="float" office:value="20" calcext:value-type="float">
            <text:p>20</text:p>
          </table:table-cell>
          <table:table-cell table:formula="of:=[.B21]" office:value-type="string" office:string-value="msa-020" calcext:value-type="string">
            <text:p>msa-020</text:p>
          </table:table-cell>
          <table:table-cell office:value-type="string" calcext:value-type="string">
            <text:p>xxrbsmql</text:p>
          </table:table-cell>
          <table:table-cell table:formula="of:=VLOOKUP([.C21];[Desktops.$A$2:.$C$21];3)" office:value-type="string" office:string-value="ec2-55-55-55-20.eu-west-1.compute.amazonaws.com" calcext:value-type="string">
            <text:p>ec2-55-55-55-20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wgyxwdhk" calcext:value-type="string">
            <text:p>wgyxwdhk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sa-021</text:p>
          </table:table-cell>
          <table:table-cell table:formula="of:=MOD([.A22]-1;COUNT([Desktops.$A$2:.$A$21]))+1" office:value-type="float" office:value="1" calcext:value-type="float">
            <text:p>1</text:p>
          </table:table-cell>
          <table:table-cell table:formula="of:=[.B22]" office:value-type="string" office:string-value="msa-021" calcext:value-type="string">
            <text:p>msa-021</text:p>
          </table:table-cell>
          <table:table-cell office:value-type="string" calcext:value-type="string">
            <text:p>fawjejjp</text:p>
          </table:table-cell>
          <table:table-cell table:formula="of:=VLOOKUP([.C22];[Desktops.$A$2:.$C$21];3)" office:value-type="string" office:string-value="ec2-55-55-55-01.eu-west-1.compute.amazonaws.com" calcext:value-type="string">
            <text:p>ec2-55-55-55-01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sbompefc" calcext:value-type="string">
            <text:p>sbompefc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sa-022</text:p>
          </table:table-cell>
          <table:table-cell table:formula="of:=MOD([.A23]-1;COUNT([Desktops.$A$2:.$A$21]))+1" office:value-type="float" office:value="2" calcext:value-type="float">
            <text:p>2</text:p>
          </table:table-cell>
          <table:table-cell table:formula="of:=[.B23]" office:value-type="string" office:string-value="msa-022" calcext:value-type="string">
            <text:p>msa-022</text:p>
          </table:table-cell>
          <table:table-cell office:value-type="string" calcext:value-type="string">
            <text:p>zhjstfrg</text:p>
          </table:table-cell>
          <table:table-cell table:formula="of:=VLOOKUP([.C23];[Desktops.$A$2:.$C$21];3)" office:value-type="string" office:string-value="ec2-55-55-55-02.eu-west-1.compute.amazonaws.com" calcext:value-type="string">
            <text:p>ec2-55-55-55-02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oecggdoc" calcext:value-type="string">
            <text:p>oecggdoc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sa-023</text:p>
          </table:table-cell>
          <table:table-cell table:formula="of:=MOD([.A24]-1;COUNT([Desktops.$A$2:.$A$21]))+1" office:value-type="float" office:value="3" calcext:value-type="float">
            <text:p>3</text:p>
          </table:table-cell>
          <table:table-cell table:formula="of:=[.B24]" office:value-type="string" office:string-value="msa-023" calcext:value-type="string">
            <text:p>msa-023</text:p>
          </table:table-cell>
          <table:table-cell office:value-type="string" calcext:value-type="string">
            <text:p>nxfnxsxs</text:p>
          </table:table-cell>
          <table:table-cell table:formula="of:=VLOOKUP([.C24];[Desktops.$A$2:.$C$21];3)" office:value-type="string" office:string-value="ec2-55-55-55-03.eu-west-1.compute.amazonaws.com" calcext:value-type="string">
            <text:p>ec2-55-55-55-03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nfnuxufh" calcext:value-type="string">
            <text:p>nfnuxufh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sa-024</text:p>
          </table:table-cell>
          <table:table-cell table:formula="of:=MOD([.A25]-1;COUNT([Desktops.$A$2:.$A$21]))+1" office:value-type="float" office:value="4" calcext:value-type="float">
            <text:p>4</text:p>
          </table:table-cell>
          <table:table-cell table:formula="of:=[.B25]" office:value-type="string" office:string-value="msa-024" calcext:value-type="string">
            <text:p>msa-024</text:p>
          </table:table-cell>
          <table:table-cell office:value-type="string" calcext:value-type="string">
            <text:p>fghuyuzg</text:p>
          </table:table-cell>
          <table:table-cell table:formula="of:=VLOOKUP([.C25];[Desktops.$A$2:.$C$21];3)" office:value-type="string" office:string-value="ec2-55-55-55-04.eu-west-1.compute.amazonaws.com" calcext:value-type="string">
            <text:p>ec2-55-55-55-04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ezpbxpak" calcext:value-type="string">
            <text:p>ezpbxpak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sa-025</text:p>
          </table:table-cell>
          <table:table-cell table:formula="of:=MOD([.A26]-1;COUNT([Desktops.$A$2:.$A$21]))+1" office:value-type="float" office:value="5" calcext:value-type="float">
            <text:p>5</text:p>
          </table:table-cell>
          <table:table-cell table:formula="of:=[.B26]" office:value-type="string" office:string-value="msa-025" calcext:value-type="string">
            <text:p>msa-025</text:p>
          </table:table-cell>
          <table:table-cell office:value-type="string" calcext:value-type="string">
            <text:p>ohfcqueq</text:p>
          </table:table-cell>
          <table:table-cell table:formula="of:=VLOOKUP([.C26];[Desktops.$A$2:.$C$21];3)" office:value-type="string" office:string-value="ec2-55-55-55-05.eu-west-1.compute.amazonaws.com" calcext:value-type="string">
            <text:p>ec2-55-55-55-05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masmjxii" calcext:value-type="string">
            <text:p>masmjxii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sa-026</text:p>
          </table:table-cell>
          <table:table-cell table:formula="of:=MOD([.A27]-1;COUNT([Desktops.$A$2:.$A$21]))+1" office:value-type="float" office:value="6" calcext:value-type="float">
            <text:p>6</text:p>
          </table:table-cell>
          <table:table-cell table:formula="of:=[.B27]" office:value-type="string" office:string-value="msa-026" calcext:value-type="string">
            <text:p>msa-026</text:p>
          </table:table-cell>
          <table:table-cell office:value-type="string" calcext:value-type="string">
            <text:p>nbbjksmh</text:p>
          </table:table-cell>
          <table:table-cell table:formula="of:=VLOOKUP([.C27];[Desktops.$A$2:.$C$21];3)" office:value-type="string" office:string-value="ec2-55-55-55-06.eu-west-1.compute.amazonaws.com" calcext:value-type="string">
            <text:p>ec2-55-55-55-06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hsvimmza" calcext:value-type="string">
            <text:p>hsvimmza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sa-027</text:p>
          </table:table-cell>
          <table:table-cell table:formula="of:=MOD([.A28]-1;COUNT([Desktops.$A$2:.$A$21]))+1" office:value-type="float" office:value="7" calcext:value-type="float">
            <text:p>7</text:p>
          </table:table-cell>
          <table:table-cell table:formula="of:=[.B28]" office:value-type="string" office:string-value="msa-027" calcext:value-type="string">
            <text:p>msa-027</text:p>
          </table:table-cell>
          <table:table-cell office:value-type="string" calcext:value-type="string">
            <text:p>swwlvhht</text:p>
          </table:table-cell>
          <table:table-cell table:formula="of:=VLOOKUP([.C28];[Desktops.$A$2:.$C$21];3)" office:value-type="string" office:string-value="ec2-55-55-55-07.eu-west-1.compute.amazonaws.com" calcext:value-type="string">
            <text:p>ec2-55-55-55-07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owrvaqxi" calcext:value-type="string">
            <text:p>owrvaqxi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sa-028</text:p>
          </table:table-cell>
          <table:table-cell table:formula="of:=MOD([.A29]-1;COUNT([Desktops.$A$2:.$A$21]))+1" office:value-type="float" office:value="8" calcext:value-type="float">
            <text:p>8</text:p>
          </table:table-cell>
          <table:table-cell table:formula="of:=[.B29]" office:value-type="string" office:string-value="msa-028" calcext:value-type="string">
            <text:p>msa-028</text:p>
          </table:table-cell>
          <table:table-cell office:value-type="string" calcext:value-type="string">
            <text:p>egincnzg</text:p>
          </table:table-cell>
          <table:table-cell table:formula="of:=VLOOKUP([.C29];[Desktops.$A$2:.$C$21];3)" office:value-type="string" office:string-value="ec2-55-55-55-08.eu-west-1.compute.amazonaws.com" calcext:value-type="string">
            <text:p>ec2-55-55-55-08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dozclwvz" calcext:value-type="string">
            <text:p>dozclwvz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sa-029</text:p>
          </table:table-cell>
          <table:table-cell table:formula="of:=MOD([.A30]-1;COUNT([Desktops.$A$2:.$A$21]))+1" office:value-type="float" office:value="9" calcext:value-type="float">
            <text:p>9</text:p>
          </table:table-cell>
          <table:table-cell table:formula="of:=[.B30]" office:value-type="string" office:string-value="msa-029" calcext:value-type="string">
            <text:p>msa-029</text:p>
          </table:table-cell>
          <table:table-cell office:value-type="string" calcext:value-type="string">
            <text:p>znsnxzws</text:p>
          </table:table-cell>
          <table:table-cell table:formula="of:=VLOOKUP([.C30];[Desktops.$A$2:.$C$21];3)" office:value-type="string" office:string-value="ec2-55-55-55-09.eu-west-1.compute.amazonaws.com" calcext:value-type="string">
            <text:p>ec2-55-55-55-09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oyoilzah" calcext:value-type="string">
            <text:p>oyoilzah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sa-030</text:p>
          </table:table-cell>
          <table:table-cell table:formula="of:=MOD([.A31]-1;COUNT([Desktops.$A$2:.$A$21]))+1" office:value-type="float" office:value="10" calcext:value-type="float">
            <text:p>10</text:p>
          </table:table-cell>
          <table:table-cell table:formula="of:=[.B31]" office:value-type="string" office:string-value="msa-030" calcext:value-type="string">
            <text:p>msa-030</text:p>
          </table:table-cell>
          <table:table-cell office:value-type="string" calcext:value-type="string">
            <text:p>dcditskx</text:p>
          </table:table-cell>
          <table:table-cell table:formula="of:=VLOOKUP([.C31];[Desktops.$A$2:.$C$21];3)" office:value-type="string" office:string-value="ec2-55-55-55-10.eu-west-1.compute.amazonaws.com" calcext:value-type="string">
            <text:p>ec2-55-55-55-10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rkjhyzdz" calcext:value-type="string">
            <text:p>rkjhyzdz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sa-031</text:p>
          </table:table-cell>
          <table:table-cell table:formula="of:=MOD([.A32]-1;COUNT([Desktops.$A$2:.$A$21]))+1" office:value-type="float" office:value="11" calcext:value-type="float">
            <text:p>11</text:p>
          </table:table-cell>
          <table:table-cell table:formula="of:=[.B32]" office:value-type="string" office:string-value="msa-031" calcext:value-type="string">
            <text:p>msa-031</text:p>
          </table:table-cell>
          <table:table-cell office:value-type="string" calcext:value-type="string">
            <text:p>xmutcfjr</text:p>
          </table:table-cell>
          <table:table-cell table:formula="of:=VLOOKUP([.C32];[Desktops.$A$2:.$C$21];3)" office:value-type="string" office:string-value="ec2-55-55-55-11.eu-west-1.compute.amazonaws.com" calcext:value-type="string">
            <text:p>ec2-55-55-55-11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epojwhjv" calcext:value-type="string">
            <text:p>epojwhjv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sa-032</text:p>
          </table:table-cell>
          <table:table-cell table:formula="of:=MOD([.A33]-1;COUNT([Desktops.$A$2:.$A$21]))+1" office:value-type="float" office:value="12" calcext:value-type="float">
            <text:p>12</text:p>
          </table:table-cell>
          <table:table-cell table:formula="of:=[.B33]" office:value-type="string" office:string-value="msa-032" calcext:value-type="string">
            <text:p>msa-032</text:p>
          </table:table-cell>
          <table:table-cell office:value-type="string" calcext:value-type="string">
            <text:p>rtktnlmp</text:p>
          </table:table-cell>
          <table:table-cell table:formula="of:=VLOOKUP([.C33];[Desktops.$A$2:.$C$21];3)" office:value-type="string" office:string-value="ec2-55-55-55-12.eu-west-1.compute.amazonaws.com" calcext:value-type="string">
            <text:p>ec2-55-55-55-12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lyebwvlx" calcext:value-type="string">
            <text:p>lyebwvlx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sa-033</text:p>
          </table:table-cell>
          <table:table-cell table:formula="of:=MOD([.A34]-1;COUNT([Desktops.$A$2:.$A$21]))+1" office:value-type="float" office:value="13" calcext:value-type="float">
            <text:p>13</text:p>
          </table:table-cell>
          <table:table-cell table:formula="of:=[.B34]" office:value-type="string" office:string-value="msa-033" calcext:value-type="string">
            <text:p>msa-033</text:p>
          </table:table-cell>
          <table:table-cell office:value-type="string" calcext:value-type="string">
            <text:p>itwfnygw</text:p>
          </table:table-cell>
          <table:table-cell table:formula="of:=VLOOKUP([.C34];[Desktops.$A$2:.$C$21];3)" office:value-type="string" office:string-value="ec2-55-55-55-13.eu-west-1.compute.amazonaws.com" calcext:value-type="string">
            <text:p>ec2-55-55-55-13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mwhorwyg" calcext:value-type="string">
            <text:p>mwhorwyg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sa-034</text:p>
          </table:table-cell>
          <table:table-cell table:formula="of:=MOD([.A35]-1;COUNT([Desktops.$A$2:.$A$21]))+1" office:value-type="float" office:value="14" calcext:value-type="float">
            <text:p>14</text:p>
          </table:table-cell>
          <table:table-cell table:formula="of:=[.B35]" office:value-type="string" office:string-value="msa-034" calcext:value-type="string">
            <text:p>msa-034</text:p>
          </table:table-cell>
          <table:table-cell office:value-type="string" calcext:value-type="string">
            <text:p>crvznbrt</text:p>
          </table:table-cell>
          <table:table-cell table:formula="of:=VLOOKUP([.C35];[Desktops.$A$2:.$C$21];3)" office:value-type="string" office:string-value="ec2-55-55-55-14.eu-west-1.compute.amazonaws.com" calcext:value-type="string">
            <text:p>ec2-55-55-55-14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udvllymr" calcext:value-type="string">
            <text:p>udvllym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sa-035</text:p>
          </table:table-cell>
          <table:table-cell table:formula="of:=MOD([.A36]-1;COUNT([Desktops.$A$2:.$A$21]))+1" office:value-type="float" office:value="15" calcext:value-type="float">
            <text:p>15</text:p>
          </table:table-cell>
          <table:table-cell table:formula="of:=[.B36]" office:value-type="string" office:string-value="msa-035" calcext:value-type="string">
            <text:p>msa-035</text:p>
          </table:table-cell>
          <table:table-cell office:value-type="string" calcext:value-type="string">
            <text:p>jyjmpjat</text:p>
          </table:table-cell>
          <table:table-cell table:formula="of:=VLOOKUP([.C36];[Desktops.$A$2:.$C$21];3)" office:value-type="string" office:string-value="ec2-55-55-55-15.eu-west-1.compute.amazonaws.com" calcext:value-type="string">
            <text:p>ec2-55-55-55-15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dbuckosw" calcext:value-type="string">
            <text:p>dbuckosw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sa-036</text:p>
          </table:table-cell>
          <table:table-cell table:formula="of:=MOD([.A37]-1;COUNT([Desktops.$A$2:.$A$21]))+1" office:value-type="float" office:value="16" calcext:value-type="float">
            <text:p>16</text:p>
          </table:table-cell>
          <table:table-cell table:formula="of:=[.B37]" office:value-type="string" office:string-value="msa-036" calcext:value-type="string">
            <text:p>msa-036</text:p>
          </table:table-cell>
          <table:table-cell office:value-type="string" calcext:value-type="string">
            <text:p>cpawgngb</text:p>
          </table:table-cell>
          <table:table-cell table:formula="of:=VLOOKUP([.C37];[Desktops.$A$2:.$C$21];3)" office:value-type="string" office:string-value="ec2-55-55-55-16.eu-west-1.compute.amazonaws.com" calcext:value-type="string">
            <text:p>ec2-55-55-55-16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topxxnaq" calcext:value-type="string">
            <text:p>topxxnaq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sa-037</text:p>
          </table:table-cell>
          <table:table-cell table:formula="of:=MOD([.A38]-1;COUNT([Desktops.$A$2:.$A$21]))+1" office:value-type="float" office:value="17" calcext:value-type="float">
            <text:p>17</text:p>
          </table:table-cell>
          <table:table-cell table:formula="of:=[.B38]" office:value-type="string" office:string-value="msa-037" calcext:value-type="string">
            <text:p>msa-037</text:p>
          </table:table-cell>
          <table:table-cell office:value-type="string" calcext:value-type="string">
            <text:p>yiyqyjjl</text:p>
          </table:table-cell>
          <table:table-cell table:formula="of:=VLOOKUP([.C38];[Desktops.$A$2:.$C$21];3)" office:value-type="string" office:string-value="ec2-55-55-55-17.eu-west-1.compute.amazonaws.com" calcext:value-type="string">
            <text:p>ec2-55-55-55-17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mjyvoqtq" calcext:value-type="string">
            <text:p>mjyvoqtq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sa-038</text:p>
          </table:table-cell>
          <table:table-cell table:formula="of:=MOD([.A39]-1;COUNT([Desktops.$A$2:.$A$21]))+1" office:value-type="float" office:value="18" calcext:value-type="float">
            <text:p>18</text:p>
          </table:table-cell>
          <table:table-cell table:formula="of:=[.B39]" office:value-type="string" office:string-value="msa-038" calcext:value-type="string">
            <text:p>msa-038</text:p>
          </table:table-cell>
          <table:table-cell office:value-type="string" calcext:value-type="string">
            <text:p>fiaszith</text:p>
          </table:table-cell>
          <table:table-cell table:formula="of:=VLOOKUP([.C39];[Desktops.$A$2:.$C$21];3)" office:value-type="string" office:string-value="ec2-55-55-55-18.eu-west-1.compute.amazonaws.com" calcext:value-type="string">
            <text:p>ec2-55-55-55-18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owpcmnbw" calcext:value-type="string">
            <text:p>owpcmnbw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sa-039</text:p>
          </table:table-cell>
          <table:table-cell table:formula="of:=MOD([.A40]-1;COUNT([Desktops.$A$2:.$A$21]))+1" office:value-type="float" office:value="19" calcext:value-type="float">
            <text:p>19</text:p>
          </table:table-cell>
          <table:table-cell table:formula="of:=[.B40]" office:value-type="string" office:string-value="msa-039" calcext:value-type="string">
            <text:p>msa-039</text:p>
          </table:table-cell>
          <table:table-cell office:value-type="string" calcext:value-type="string">
            <text:p>xmxqqyst</text:p>
          </table:table-cell>
          <table:table-cell table:formula="of:=VLOOKUP([.C40];[Desktops.$A$2:.$C$21];3)" office:value-type="string" office:string-value="ec2-55-55-55-19.eu-west-1.compute.amazonaws.com" calcext:value-type="string">
            <text:p>ec2-55-55-55-19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stdpyduj" calcext:value-type="string">
            <text:p>stdpyduj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sa-040</text:p>
          </table:table-cell>
          <table:table-cell table:formula="of:=MOD([.A41]-1;COUNT([Desktops.$A$2:.$A$21]))+1" office:value-type="float" office:value="20" calcext:value-type="float">
            <text:p>20</text:p>
          </table:table-cell>
          <table:table-cell table:formula="of:=[.B41]" office:value-type="string" office:string-value="msa-040" calcext:value-type="string">
            <text:p>msa-040</text:p>
          </table:table-cell>
          <table:table-cell office:value-type="string" calcext:value-type="string">
            <text:p>guetonbp</text:p>
          </table:table-cell>
          <table:table-cell table:formula="of:=VLOOKUP([.C41];[Desktops.$A$2:.$C$21];3)" office:value-type="string" office:string-value="ec2-55-55-55-20.eu-west-1.compute.amazonaws.com" calcext:value-type="string">
            <text:p>ec2-55-55-55-20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kdqwmdeo" calcext:value-type="string">
            <text:p>kdqwmdeo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sa-041</text:p>
          </table:table-cell>
          <table:table-cell table:formula="of:=MOD([.A42]-1;COUNT([Desktops.$A$2:.$A$21]))+1" office:value-type="float" office:value="1" calcext:value-type="float">
            <text:p>1</text:p>
          </table:table-cell>
          <table:table-cell table:formula="of:=[.B42]" office:value-type="string" office:string-value="msa-041" calcext:value-type="string">
            <text:p>msa-041</text:p>
          </table:table-cell>
          <table:table-cell office:value-type="string" calcext:value-type="string">
            <text:p>bifmhbmu</text:p>
          </table:table-cell>
          <table:table-cell table:formula="of:=VLOOKUP([.C42];[Desktops.$A$2:.$C$21];3)" office:value-type="string" office:string-value="ec2-55-55-55-01.eu-west-1.compute.amazonaws.com" calcext:value-type="string">
            <text:p>ec2-55-55-55-01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fesnvqnx" calcext:value-type="string">
            <text:p>fesnvqnx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sa-042</text:p>
          </table:table-cell>
          <table:table-cell table:formula="of:=MOD([.A43]-1;COUNT([Desktops.$A$2:.$A$21]))+1" office:value-type="float" office:value="2" calcext:value-type="float">
            <text:p>2</text:p>
          </table:table-cell>
          <table:table-cell table:formula="of:=[.B43]" office:value-type="string" office:string-value="msa-042" calcext:value-type="string">
            <text:p>msa-042</text:p>
          </table:table-cell>
          <table:table-cell office:value-type="string" calcext:value-type="string">
            <text:p>bthymqug</text:p>
          </table:table-cell>
          <table:table-cell table:formula="of:=VLOOKUP([.C43];[Desktops.$A$2:.$C$21];3)" office:value-type="string" office:string-value="ec2-55-55-55-02.eu-west-1.compute.amazonaws.com" calcext:value-type="string">
            <text:p>ec2-55-55-55-02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wkrgnqkx" calcext:value-type="string">
            <text:p>wkrgnqkx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sa-043</text:p>
          </table:table-cell>
          <table:table-cell table:formula="of:=MOD([.A44]-1;COUNT([Desktops.$A$2:.$A$21]))+1" office:value-type="float" office:value="3" calcext:value-type="float">
            <text:p>3</text:p>
          </table:table-cell>
          <table:table-cell table:formula="of:=[.B44]" office:value-type="string" office:string-value="msa-043" calcext:value-type="string">
            <text:p>msa-043</text:p>
          </table:table-cell>
          <table:table-cell office:value-type="string" calcext:value-type="string">
            <text:p>dktdzdqs</text:p>
          </table:table-cell>
          <table:table-cell table:formula="of:=VLOOKUP([.C44];[Desktops.$A$2:.$C$21];3)" office:value-type="string" office:string-value="ec2-55-55-55-03.eu-west-1.compute.amazonaws.com" calcext:value-type="string">
            <text:p>ec2-55-55-55-03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zchycrdm" calcext:value-type="string">
            <text:p>zchycrdm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sa-044</text:p>
          </table:table-cell>
          <table:table-cell table:formula="of:=MOD([.A45]-1;COUNT([Desktops.$A$2:.$A$21]))+1" office:value-type="float" office:value="4" calcext:value-type="float">
            <text:p>4</text:p>
          </table:table-cell>
          <table:table-cell table:formula="of:=[.B45]" office:value-type="string" office:string-value="msa-044" calcext:value-type="string">
            <text:p>msa-044</text:p>
          </table:table-cell>
          <table:table-cell office:value-type="string" calcext:value-type="string">
            <text:p>uzhmzurw</text:p>
          </table:table-cell>
          <table:table-cell table:formula="of:=VLOOKUP([.C45];[Desktops.$A$2:.$C$21];3)" office:value-type="string" office:string-value="ec2-55-55-55-04.eu-west-1.compute.amazonaws.com" calcext:value-type="string">
            <text:p>ec2-55-55-55-04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ikqqhnao" calcext:value-type="string">
            <text:p>ikqqhnao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sa-045</text:p>
          </table:table-cell>
          <table:table-cell table:formula="of:=MOD([.A46]-1;COUNT([Desktops.$A$2:.$A$21]))+1" office:value-type="float" office:value="5" calcext:value-type="float">
            <text:p>5</text:p>
          </table:table-cell>
          <table:table-cell table:formula="of:=[.B46]" office:value-type="string" office:string-value="msa-045" calcext:value-type="string">
            <text:p>msa-045</text:p>
          </table:table-cell>
          <table:table-cell office:value-type="string" calcext:value-type="string">
            <text:p>zdbzrrjr</text:p>
          </table:table-cell>
          <table:table-cell table:formula="of:=VLOOKUP([.C46];[Desktops.$A$2:.$C$21];3)" office:value-type="string" office:string-value="ec2-55-55-55-05.eu-west-1.compute.amazonaws.com" calcext:value-type="string">
            <text:p>ec2-55-55-55-05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nitouvxm" calcext:value-type="string">
            <text:p>nitouvxm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sa-046</text:p>
          </table:table-cell>
          <table:table-cell table:formula="of:=MOD([.A47]-1;COUNT([Desktops.$A$2:.$A$21]))+1" office:value-type="float" office:value="6" calcext:value-type="float">
            <text:p>6</text:p>
          </table:table-cell>
          <table:table-cell table:formula="of:=[.B47]" office:value-type="string" office:string-value="msa-046" calcext:value-type="string">
            <text:p>msa-046</text:p>
          </table:table-cell>
          <table:table-cell office:value-type="string" calcext:value-type="string">
            <text:p>epywrvpp</text:p>
          </table:table-cell>
          <table:table-cell table:formula="of:=VLOOKUP([.C47];[Desktops.$A$2:.$C$21];3)" office:value-type="string" office:string-value="ec2-55-55-55-06.eu-west-1.compute.amazonaws.com" calcext:value-type="string">
            <text:p>ec2-55-55-55-06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hmoannbw" calcext:value-type="string">
            <text:p>hmoannbw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sa-047</text:p>
          </table:table-cell>
          <table:table-cell table:formula="of:=MOD([.A48]-1;COUNT([Desktops.$A$2:.$A$21]))+1" office:value-type="float" office:value="7" calcext:value-type="float">
            <text:p>7</text:p>
          </table:table-cell>
          <table:table-cell table:formula="of:=[.B48]" office:value-type="string" office:string-value="msa-047" calcext:value-type="string">
            <text:p>msa-047</text:p>
          </table:table-cell>
          <table:table-cell office:value-type="string" calcext:value-type="string">
            <text:p>nnuzgomq</text:p>
          </table:table-cell>
          <table:table-cell table:formula="of:=VLOOKUP([.C48];[Desktops.$A$2:.$C$21];3)" office:value-type="string" office:string-value="ec2-55-55-55-07.eu-west-1.compute.amazonaws.com" calcext:value-type="string">
            <text:p>ec2-55-55-55-07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cdwxtiat" calcext:value-type="string">
            <text:p>cdwxtiat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sa-048</text:p>
          </table:table-cell>
          <table:table-cell table:formula="of:=MOD([.A49]-1;COUNT([Desktops.$A$2:.$A$21]))+1" office:value-type="float" office:value="8" calcext:value-type="float">
            <text:p>8</text:p>
          </table:table-cell>
          <table:table-cell table:formula="of:=[.B49]" office:value-type="string" office:string-value="msa-048" calcext:value-type="string">
            <text:p>msa-048</text:p>
          </table:table-cell>
          <table:table-cell office:value-type="string" calcext:value-type="string">
            <text:p>sbvnszar</text:p>
          </table:table-cell>
          <table:table-cell table:formula="of:=VLOOKUP([.C49];[Desktops.$A$2:.$C$21];3)" office:value-type="string" office:string-value="ec2-55-55-55-08.eu-west-1.compute.amazonaws.com" calcext:value-type="string">
            <text:p>ec2-55-55-55-08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mxrxcdtf" calcext:value-type="string">
            <text:p>mxrxcdtf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sa-049</text:p>
          </table:table-cell>
          <table:table-cell table:formula="of:=MOD([.A50]-1;COUNT([Desktops.$A$2:.$A$21]))+1" office:value-type="float" office:value="9" calcext:value-type="float">
            <text:p>9</text:p>
          </table:table-cell>
          <table:table-cell table:formula="of:=[.B50]" office:value-type="string" office:string-value="msa-049" calcext:value-type="string">
            <text:p>msa-049</text:p>
          </table:table-cell>
          <table:table-cell office:value-type="string" calcext:value-type="string">
            <text:p>xcfsgxtu</text:p>
          </table:table-cell>
          <table:table-cell table:formula="of:=VLOOKUP([.C50];[Desktops.$A$2:.$C$21];3)" office:value-type="string" office:string-value="ec2-55-55-55-09.eu-west-1.compute.amazonaws.com" calcext:value-type="string">
            <text:p>ec2-55-55-55-09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esyolzdl" calcext:value-type="string">
            <text:p>esyolzdl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sa-050</text:p>
          </table:table-cell>
          <table:table-cell table:formula="of:=MOD([.A51]-1;COUNT([Desktops.$A$2:.$A$21]))+1" office:value-type="float" office:value="10" calcext:value-type="float">
            <text:p>10</text:p>
          </table:table-cell>
          <table:table-cell table:formula="of:=[.B51]" office:value-type="string" office:string-value="msa-050" calcext:value-type="string">
            <text:p>msa-050</text:p>
          </table:table-cell>
          <table:table-cell office:value-type="string" calcext:value-type="string">
            <text:p>zmyllaxq</text:p>
          </table:table-cell>
          <table:table-cell table:formula="of:=VLOOKUP([.C51];[Desktops.$A$2:.$C$21];3)" office:value-type="string" office:string-value="ec2-55-55-55-10.eu-west-1.compute.amazonaws.com" calcext:value-type="string">
            <text:p>ec2-55-55-55-10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dpyoscsk" calcext:value-type="string">
            <text:p>dpyoscsk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sa-051</text:p>
          </table:table-cell>
          <table:table-cell table:formula="of:=MOD([.A52]-1;COUNT([Desktops.$A$2:.$A$21]))+1" office:value-type="float" office:value="11" calcext:value-type="float">
            <text:p>11</text:p>
          </table:table-cell>
          <table:table-cell table:formula="of:=[.B52]" office:value-type="string" office:string-value="msa-051" calcext:value-type="string">
            <text:p>msa-051</text:p>
          </table:table-cell>
          <table:table-cell office:value-type="string" calcext:value-type="string">
            <text:p>vszwzpbo</text:p>
          </table:table-cell>
          <table:table-cell table:formula="of:=VLOOKUP([.C52];[Desktops.$A$2:.$C$21];3)" office:value-type="string" office:string-value="ec2-55-55-55-11.eu-west-1.compute.amazonaws.com" calcext:value-type="string">
            <text:p>ec2-55-55-55-11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esnpyiyj" calcext:value-type="string">
            <text:p>esnpyiyj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sa-052</text:p>
          </table:table-cell>
          <table:table-cell table:formula="of:=MOD([.A53]-1;COUNT([Desktops.$A$2:.$A$21]))+1" office:value-type="float" office:value="12" calcext:value-type="float">
            <text:p>12</text:p>
          </table:table-cell>
          <table:table-cell table:formula="of:=[.B53]" office:value-type="string" office:string-value="msa-052" calcext:value-type="string">
            <text:p>msa-052</text:p>
          </table:table-cell>
          <table:table-cell office:value-type="string" calcext:value-type="string">
            <text:p>fksbdwfu</text:p>
          </table:table-cell>
          <table:table-cell table:formula="of:=VLOOKUP([.C53];[Desktops.$A$2:.$C$21];3)" office:value-type="string" office:string-value="ec2-55-55-55-12.eu-west-1.compute.amazonaws.com" calcext:value-type="string">
            <text:p>ec2-55-55-55-12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sqinexcz" calcext:value-type="string">
            <text:p>sqinexcz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sa-053</text:p>
          </table:table-cell>
          <table:table-cell table:formula="of:=MOD([.A54]-1;COUNT([Desktops.$A$2:.$A$21]))+1" office:value-type="float" office:value="13" calcext:value-type="float">
            <text:p>13</text:p>
          </table:table-cell>
          <table:table-cell table:formula="of:=[.B54]" office:value-type="string" office:string-value="msa-053" calcext:value-type="string">
            <text:p>msa-053</text:p>
          </table:table-cell>
          <table:table-cell office:value-type="string" calcext:value-type="string">
            <text:p>ydytxuid</text:p>
          </table:table-cell>
          <table:table-cell table:formula="of:=VLOOKUP([.C54];[Desktops.$A$2:.$C$21];3)" office:value-type="string" office:string-value="ec2-55-55-55-13.eu-west-1.compute.amazonaws.com" calcext:value-type="string">
            <text:p>ec2-55-55-55-13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nbmdzked" calcext:value-type="string">
            <text:p>nbmdzked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sa-054</text:p>
          </table:table-cell>
          <table:table-cell table:formula="of:=MOD([.A55]-1;COUNT([Desktops.$A$2:.$A$21]))+1" office:value-type="float" office:value="14" calcext:value-type="float">
            <text:p>14</text:p>
          </table:table-cell>
          <table:table-cell table:formula="of:=[.B55]" office:value-type="string" office:string-value="msa-054" calcext:value-type="string">
            <text:p>msa-054</text:p>
          </table:table-cell>
          <table:table-cell office:value-type="string" calcext:value-type="string">
            <text:p>zdbzzqqh</text:p>
          </table:table-cell>
          <table:table-cell table:formula="of:=VLOOKUP([.C55];[Desktops.$A$2:.$C$21];3)" office:value-type="string" office:string-value="ec2-55-55-55-14.eu-west-1.compute.amazonaws.com" calcext:value-type="string">
            <text:p>ec2-55-55-55-14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paxvbhvn" calcext:value-type="string">
            <text:p>paxvbhvn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sa-055</text:p>
          </table:table-cell>
          <table:table-cell table:formula="of:=MOD([.A56]-1;COUNT([Desktops.$A$2:.$A$21]))+1" office:value-type="float" office:value="15" calcext:value-type="float">
            <text:p>15</text:p>
          </table:table-cell>
          <table:table-cell table:formula="of:=[.B56]" office:value-type="string" office:string-value="msa-055" calcext:value-type="string">
            <text:p>msa-055</text:p>
          </table:table-cell>
          <table:table-cell office:value-type="string" calcext:value-type="string">
            <text:p>dvcvlpty</text:p>
          </table:table-cell>
          <table:table-cell table:formula="of:=VLOOKUP([.C56];[Desktops.$A$2:.$C$21];3)" office:value-type="string" office:string-value="ec2-55-55-55-15.eu-west-1.compute.amazonaws.com" calcext:value-type="string">
            <text:p>ec2-55-55-55-15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tohasuyu" calcext:value-type="string">
            <text:p>tohasuyu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sa-056</text:p>
          </table:table-cell>
          <table:table-cell table:formula="of:=MOD([.A57]-1;COUNT([Desktops.$A$2:.$A$21]))+1" office:value-type="float" office:value="16" calcext:value-type="float">
            <text:p>16</text:p>
          </table:table-cell>
          <table:table-cell table:formula="of:=[.B57]" office:value-type="string" office:string-value="msa-056" calcext:value-type="string">
            <text:p>msa-056</text:p>
          </table:table-cell>
          <table:table-cell office:value-type="string" calcext:value-type="string">
            <text:p>mfmpfifu</text:p>
          </table:table-cell>
          <table:table-cell table:formula="of:=VLOOKUP([.C57];[Desktops.$A$2:.$C$21];3)" office:value-type="string" office:string-value="ec2-55-55-55-16.eu-west-1.compute.amazonaws.com" calcext:value-type="string">
            <text:p>ec2-55-55-55-16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bxkjsnkj" calcext:value-type="string">
            <text:p>bxkjsnkj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sa-057</text:p>
          </table:table-cell>
          <table:table-cell table:formula="of:=MOD([.A58]-1;COUNT([Desktops.$A$2:.$A$21]))+1" office:value-type="float" office:value="17" calcext:value-type="float">
            <text:p>17</text:p>
          </table:table-cell>
          <table:table-cell table:formula="of:=[.B58]" office:value-type="string" office:string-value="msa-057" calcext:value-type="string">
            <text:p>msa-057</text:p>
          </table:table-cell>
          <table:table-cell office:value-type="string" calcext:value-type="string">
            <text:p>wtvckxyc</text:p>
          </table:table-cell>
          <table:table-cell table:formula="of:=VLOOKUP([.C58];[Desktops.$A$2:.$C$21];3)" office:value-type="string" office:string-value="ec2-55-55-55-17.eu-west-1.compute.amazonaws.com" calcext:value-type="string">
            <text:p>ec2-55-55-55-17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kyrgdbvc" calcext:value-type="string">
            <text:p>kyrgdbvc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sa-058</text:p>
          </table:table-cell>
          <table:table-cell table:formula="of:=MOD([.A59]-1;COUNT([Desktops.$A$2:.$A$21]))+1" office:value-type="float" office:value="18" calcext:value-type="float">
            <text:p>18</text:p>
          </table:table-cell>
          <table:table-cell table:formula="of:=[.B59]" office:value-type="string" office:string-value="msa-058" calcext:value-type="string">
            <text:p>msa-058</text:p>
          </table:table-cell>
          <table:table-cell office:value-type="string" calcext:value-type="string">
            <text:p>coqilpqj</text:p>
          </table:table-cell>
          <table:table-cell table:formula="of:=VLOOKUP([.C59];[Desktops.$A$2:.$C$21];3)" office:value-type="string" office:string-value="ec2-55-55-55-18.eu-west-1.compute.amazonaws.com" calcext:value-type="string">
            <text:p>ec2-55-55-55-18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kluwsfjp" calcext:value-type="string">
            <text:p>kluwsfjp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sa-059</text:p>
          </table:table-cell>
          <table:table-cell table:formula="of:=MOD([.A60]-1;COUNT([Desktops.$A$2:.$A$21]))+1" office:value-type="float" office:value="19" calcext:value-type="float">
            <text:p>19</text:p>
          </table:table-cell>
          <table:table-cell table:formula="of:=[.B60]" office:value-type="string" office:string-value="msa-059" calcext:value-type="string">
            <text:p>msa-059</text:p>
          </table:table-cell>
          <table:table-cell office:value-type="string" calcext:value-type="string">
            <text:p>kjcvtguj</text:p>
          </table:table-cell>
          <table:table-cell table:formula="of:=VLOOKUP([.C60];[Desktops.$A$2:.$C$21];3)" office:value-type="string" office:string-value="ec2-55-55-55-19.eu-west-1.compute.amazonaws.com" calcext:value-type="string">
            <text:p>ec2-55-55-55-19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qhykuzsv" calcext:value-type="string">
            <text:p>qhykuzsv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sa-060</text:p>
          </table:table-cell>
          <table:table-cell table:formula="of:=MOD([.A61]-1;COUNT([Desktops.$A$2:.$A$21]))+1" office:value-type="float" office:value="20" calcext:value-type="float">
            <text:p>20</text:p>
          </table:table-cell>
          <table:table-cell table:formula="of:=[.B61]" office:value-type="string" office:string-value="msa-060" calcext:value-type="string">
            <text:p>msa-060</text:p>
          </table:table-cell>
          <table:table-cell office:value-type="string" calcext:value-type="string">
            <text:p>rkkieqan</text:p>
          </table:table-cell>
          <table:table-cell table:formula="of:=VLOOKUP([.C61];[Desktops.$A$2:.$C$21];3)" office:value-type="string" office:string-value="ec2-55-55-55-20.eu-west-1.compute.amazonaws.com" calcext:value-type="string">
            <text:p>ec2-55-55-55-20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ehqdyhhx" calcext:value-type="string">
            <text:p>ehqdyhhx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sa-061</text:p>
          </table:table-cell>
          <table:table-cell table:formula="of:=MOD([.A62]-1;COUNT([Desktops.$A$2:.$A$21]))+1" office:value-type="float" office:value="1" calcext:value-type="float">
            <text:p>1</text:p>
          </table:table-cell>
          <table:table-cell table:formula="of:=[.B62]" office:value-type="string" office:string-value="msa-061" calcext:value-type="string">
            <text:p>msa-061</text:p>
          </table:table-cell>
          <table:table-cell office:value-type="string" calcext:value-type="string">
            <text:p>wazcynbb</text:p>
          </table:table-cell>
          <table:table-cell table:formula="of:=VLOOKUP([.C62];[Desktops.$A$2:.$C$21];3)" office:value-type="string" office:string-value="ec2-55-55-55-01.eu-west-1.compute.amazonaws.com" calcext:value-type="string">
            <text:p>ec2-55-55-55-01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hmiqtegk" calcext:value-type="string">
            <text:p>hmiqtegk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sa-062</text:p>
          </table:table-cell>
          <table:table-cell table:formula="of:=MOD([.A63]-1;COUNT([Desktops.$A$2:.$A$21]))+1" office:value-type="float" office:value="2" calcext:value-type="float">
            <text:p>2</text:p>
          </table:table-cell>
          <table:table-cell table:formula="of:=[.B63]" office:value-type="string" office:string-value="msa-062" calcext:value-type="string">
            <text:p>msa-062</text:p>
          </table:table-cell>
          <table:table-cell office:value-type="string" calcext:value-type="string">
            <text:p>oqaauhcs</text:p>
          </table:table-cell>
          <table:table-cell table:formula="of:=VLOOKUP([.C63];[Desktops.$A$2:.$C$21];3)" office:value-type="string" office:string-value="ec2-55-55-55-02.eu-west-1.compute.amazonaws.com" calcext:value-type="string">
            <text:p>ec2-55-55-55-02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gounyble" calcext:value-type="string">
            <text:p>gounyble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sa-063</text:p>
          </table:table-cell>
          <table:table-cell table:formula="of:=MOD([.A64]-1;COUNT([Desktops.$A$2:.$A$21]))+1" office:value-type="float" office:value="3" calcext:value-type="float">
            <text:p>3</text:p>
          </table:table-cell>
          <table:table-cell table:formula="of:=[.B64]" office:value-type="string" office:string-value="msa-063" calcext:value-type="string">
            <text:p>msa-063</text:p>
          </table:table-cell>
          <table:table-cell office:value-type="string" calcext:value-type="string">
            <text:p>miakvqfl</text:p>
          </table:table-cell>
          <table:table-cell table:formula="of:=VLOOKUP([.C64];[Desktops.$A$2:.$C$21];3)" office:value-type="string" office:string-value="ec2-55-55-55-03.eu-west-1.compute.amazonaws.com" calcext:value-type="string">
            <text:p>ec2-55-55-55-03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baywzdtd" calcext:value-type="string">
            <text:p>baywzdtd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sa-064</text:p>
          </table:table-cell>
          <table:table-cell table:formula="of:=MOD([.A65]-1;COUNT([Desktops.$A$2:.$A$21]))+1" office:value-type="float" office:value="4" calcext:value-type="float">
            <text:p>4</text:p>
          </table:table-cell>
          <table:table-cell table:formula="of:=[.B65]" office:value-type="string" office:string-value="msa-064" calcext:value-type="string">
            <text:p>msa-064</text:p>
          </table:table-cell>
          <table:table-cell office:value-type="string" calcext:value-type="string">
            <text:p>dmbthgat</text:p>
          </table:table-cell>
          <table:table-cell table:formula="of:=VLOOKUP([.C65];[Desktops.$A$2:.$C$21];3)" office:value-type="string" office:string-value="ec2-55-55-55-04.eu-west-1.compute.amazonaws.com" calcext:value-type="string">
            <text:p>ec2-55-55-55-04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fbrmggau" calcext:value-type="string">
            <text:p>fbrmggau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sa-065</text:p>
          </table:table-cell>
          <table:table-cell table:formula="of:=MOD([.A66]-1;COUNT([Desktops.$A$2:.$A$21]))+1" office:value-type="float" office:value="5" calcext:value-type="float">
            <text:p>5</text:p>
          </table:table-cell>
          <table:table-cell table:formula="of:=[.B66]" office:value-type="string" office:string-value="msa-065" calcext:value-type="string">
            <text:p>msa-065</text:p>
          </table:table-cell>
          <table:table-cell office:value-type="string" calcext:value-type="string">
            <text:p>ioyfliou</text:p>
          </table:table-cell>
          <table:table-cell table:formula="of:=VLOOKUP([.C66];[Desktops.$A$2:.$C$21];3)" office:value-type="string" office:string-value="ec2-55-55-55-05.eu-west-1.compute.amazonaws.com" calcext:value-type="string">
            <text:p>ec2-55-55-55-05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jssqfkkf" calcext:value-type="string">
            <text:p>jssqfkkf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sa-066</text:p>
          </table:table-cell>
          <table:table-cell table:formula="of:=MOD([.A67]-1;COUNT([Desktops.$A$2:.$A$21]))+1" office:value-type="float" office:value="6" calcext:value-type="float">
            <text:p>6</text:p>
          </table:table-cell>
          <table:table-cell table:formula="of:=[.B67]" office:value-type="string" office:string-value="msa-066" calcext:value-type="string">
            <text:p>msa-066</text:p>
          </table:table-cell>
          <table:table-cell office:value-type="string" calcext:value-type="string">
            <text:p>zpxewmxt</text:p>
          </table:table-cell>
          <table:table-cell table:formula="of:=VLOOKUP([.C67];[Desktops.$A$2:.$C$21];3)" office:value-type="string" office:string-value="ec2-55-55-55-06.eu-west-1.compute.amazonaws.com" calcext:value-type="string">
            <text:p>ec2-55-55-55-06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yejicxbe" calcext:value-type="string">
            <text:p>yejicxbe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sa-067</text:p>
          </table:table-cell>
          <table:table-cell table:formula="of:=MOD([.A68]-1;COUNT([Desktops.$A$2:.$A$21]))+1" office:value-type="float" office:value="7" calcext:value-type="float">
            <text:p>7</text:p>
          </table:table-cell>
          <table:table-cell table:formula="of:=[.B68]" office:value-type="string" office:string-value="msa-067" calcext:value-type="string">
            <text:p>msa-067</text:p>
          </table:table-cell>
          <table:table-cell office:value-type="string" calcext:value-type="string">
            <text:p>infbamew</text:p>
          </table:table-cell>
          <table:table-cell table:formula="of:=VLOOKUP([.C68];[Desktops.$A$2:.$C$21];3)" office:value-type="string" office:string-value="ec2-55-55-55-07.eu-west-1.compute.amazonaws.com" calcext:value-type="string">
            <text:p>ec2-55-55-55-07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uoveugub" calcext:value-type="string">
            <text:p>uoveugub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sa-068</text:p>
          </table:table-cell>
          <table:table-cell table:formula="of:=MOD([.A69]-1;COUNT([Desktops.$A$2:.$A$21]))+1" office:value-type="float" office:value="8" calcext:value-type="float">
            <text:p>8</text:p>
          </table:table-cell>
          <table:table-cell table:formula="of:=[.B69]" office:value-type="string" office:string-value="msa-068" calcext:value-type="string">
            <text:p>msa-068</text:p>
          </table:table-cell>
          <table:table-cell office:value-type="string" calcext:value-type="string">
            <text:p>ihizoykp</text:p>
          </table:table-cell>
          <table:table-cell table:formula="of:=VLOOKUP([.C69];[Desktops.$A$2:.$C$21];3)" office:value-type="string" office:string-value="ec2-55-55-55-08.eu-west-1.compute.amazonaws.com" calcext:value-type="string">
            <text:p>ec2-55-55-55-08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cgwbdxkq" calcext:value-type="string">
            <text:p>cgwbdxkq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sa-069</text:p>
          </table:table-cell>
          <table:table-cell table:formula="of:=MOD([.A70]-1;COUNT([Desktops.$A$2:.$A$21]))+1" office:value-type="float" office:value="9" calcext:value-type="float">
            <text:p>9</text:p>
          </table:table-cell>
          <table:table-cell table:formula="of:=[.B70]" office:value-type="string" office:string-value="msa-069" calcext:value-type="string">
            <text:p>msa-069</text:p>
          </table:table-cell>
          <table:table-cell office:value-type="string" calcext:value-type="string">
            <text:p>xrhuvaum</text:p>
          </table:table-cell>
          <table:table-cell table:formula="of:=VLOOKUP([.C70];[Desktops.$A$2:.$C$21];3)" office:value-type="string" office:string-value="ec2-55-55-55-09.eu-west-1.compute.amazonaws.com" calcext:value-type="string">
            <text:p>ec2-55-55-55-09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ktwwbygu" calcext:value-type="string">
            <text:p>ktwwbygu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sa-070</text:p>
          </table:table-cell>
          <table:table-cell table:formula="of:=MOD([.A71]-1;COUNT([Desktops.$A$2:.$A$21]))+1" office:value-type="float" office:value="10" calcext:value-type="float">
            <text:p>10</text:p>
          </table:table-cell>
          <table:table-cell table:formula="of:=[.B71]" office:value-type="string" office:string-value="msa-070" calcext:value-type="string">
            <text:p>msa-070</text:p>
          </table:table-cell>
          <table:table-cell office:value-type="string" calcext:value-type="string">
            <text:p>qttllamz</text:p>
          </table:table-cell>
          <table:table-cell table:formula="of:=VLOOKUP([.C71];[Desktops.$A$2:.$C$21];3)" office:value-type="string" office:string-value="ec2-55-55-55-10.eu-west-1.compute.amazonaws.com" calcext:value-type="string">
            <text:p>ec2-55-55-55-10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jnafqzhe" calcext:value-type="string">
            <text:p>jnafqzhe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sa-071</text:p>
          </table:table-cell>
          <table:table-cell table:formula="of:=MOD([.A72]-1;COUNT([Desktops.$A$2:.$A$21]))+1" office:value-type="float" office:value="11" calcext:value-type="float">
            <text:p>11</text:p>
          </table:table-cell>
          <table:table-cell table:formula="of:=[.B72]" office:value-type="string" office:string-value="msa-071" calcext:value-type="string">
            <text:p>msa-071</text:p>
          </table:table-cell>
          <table:table-cell office:value-type="string" calcext:value-type="string">
            <text:p>dzgipsmo</text:p>
          </table:table-cell>
          <table:table-cell table:formula="of:=VLOOKUP([.C72];[Desktops.$A$2:.$C$21];3)" office:value-type="string" office:string-value="ec2-55-55-55-11.eu-west-1.compute.amazonaws.com" calcext:value-type="string">
            <text:p>ec2-55-55-55-11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ghgldkzw" calcext:value-type="string">
            <text:p>ghgldkzw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sa-072</text:p>
          </table:table-cell>
          <table:table-cell table:formula="of:=MOD([.A73]-1;COUNT([Desktops.$A$2:.$A$21]))+1" office:value-type="float" office:value="12" calcext:value-type="float">
            <text:p>12</text:p>
          </table:table-cell>
          <table:table-cell table:formula="of:=[.B73]" office:value-type="string" office:string-value="msa-072" calcext:value-type="string">
            <text:p>msa-072</text:p>
          </table:table-cell>
          <table:table-cell office:value-type="string" calcext:value-type="string">
            <text:p>rtljzdcj</text:p>
          </table:table-cell>
          <table:table-cell table:formula="of:=VLOOKUP([.C73];[Desktops.$A$2:.$C$21];3)" office:value-type="string" office:string-value="ec2-55-55-55-12.eu-west-1.compute.amazonaws.com" calcext:value-type="string">
            <text:p>ec2-55-55-55-12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kivrmsgk" calcext:value-type="string">
            <text:p>kivrmsgk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sa-073</text:p>
          </table:table-cell>
          <table:table-cell table:formula="of:=MOD([.A74]-1;COUNT([Desktops.$A$2:.$A$21]))+1" office:value-type="float" office:value="13" calcext:value-type="float">
            <text:p>13</text:p>
          </table:table-cell>
          <table:table-cell table:formula="of:=[.B74]" office:value-type="string" office:string-value="msa-073" calcext:value-type="string">
            <text:p>msa-073</text:p>
          </table:table-cell>
          <table:table-cell office:value-type="string" calcext:value-type="string">
            <text:p>ledbpmuz</text:p>
          </table:table-cell>
          <table:table-cell table:formula="of:=VLOOKUP([.C74];[Desktops.$A$2:.$C$21];3)" office:value-type="string" office:string-value="ec2-55-55-55-13.eu-west-1.compute.amazonaws.com" calcext:value-type="string">
            <text:p>ec2-55-55-55-13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jdbhzvkx" calcext:value-type="string">
            <text:p>jdbhzvkx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sa-074</text:p>
          </table:table-cell>
          <table:table-cell table:formula="of:=MOD([.A75]-1;COUNT([Desktops.$A$2:.$A$21]))+1" office:value-type="float" office:value="14" calcext:value-type="float">
            <text:p>14</text:p>
          </table:table-cell>
          <table:table-cell table:formula="of:=[.B75]" office:value-type="string" office:string-value="msa-074" calcext:value-type="string">
            <text:p>msa-074</text:p>
          </table:table-cell>
          <table:table-cell office:value-type="string" calcext:value-type="string">
            <text:p>jurtpzas</text:p>
          </table:table-cell>
          <table:table-cell table:formula="of:=VLOOKUP([.C75];[Desktops.$A$2:.$C$21];3)" office:value-type="string" office:string-value="ec2-55-55-55-14.eu-west-1.compute.amazonaws.com" calcext:value-type="string">
            <text:p>ec2-55-55-55-14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ipogbvsw" calcext:value-type="string">
            <text:p>ipogbvsw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sa-075</text:p>
          </table:table-cell>
          <table:table-cell table:formula="of:=MOD([.A76]-1;COUNT([Desktops.$A$2:.$A$21]))+1" office:value-type="float" office:value="15" calcext:value-type="float">
            <text:p>15</text:p>
          </table:table-cell>
          <table:table-cell table:formula="of:=[.B76]" office:value-type="string" office:string-value="msa-075" calcext:value-type="string">
            <text:p>msa-075</text:p>
          </table:table-cell>
          <table:table-cell office:value-type="string" calcext:value-type="string">
            <text:p>duoxrkmi</text:p>
          </table:table-cell>
          <table:table-cell table:formula="of:=VLOOKUP([.C76];[Desktops.$A$2:.$C$21];3)" office:value-type="string" office:string-value="ec2-55-55-55-15.eu-west-1.compute.amazonaws.com" calcext:value-type="string">
            <text:p>ec2-55-55-55-15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prvzwzle" calcext:value-type="string">
            <text:p>prvzwzle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sa-076</text:p>
          </table:table-cell>
          <table:table-cell table:formula="of:=MOD([.A77]-1;COUNT([Desktops.$A$2:.$A$21]))+1" office:value-type="float" office:value="16" calcext:value-type="float">
            <text:p>16</text:p>
          </table:table-cell>
          <table:table-cell table:formula="of:=[.B77]" office:value-type="string" office:string-value="msa-076" calcext:value-type="string">
            <text:p>msa-076</text:p>
          </table:table-cell>
          <table:table-cell office:value-type="string" calcext:value-type="string">
            <text:p>mykcnepd</text:p>
          </table:table-cell>
          <table:table-cell table:formula="of:=VLOOKUP([.C77];[Desktops.$A$2:.$C$21];3)" office:value-type="string" office:string-value="ec2-55-55-55-16.eu-west-1.compute.amazonaws.com" calcext:value-type="string">
            <text:p>ec2-55-55-55-16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ngsgmxvs" calcext:value-type="string">
            <text:p>ngsgmxvs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sa-077</text:p>
          </table:table-cell>
          <table:table-cell table:formula="of:=MOD([.A78]-1;COUNT([Desktops.$A$2:.$A$21]))+1" office:value-type="float" office:value="17" calcext:value-type="float">
            <text:p>17</text:p>
          </table:table-cell>
          <table:table-cell table:formula="of:=[.B78]" office:value-type="string" office:string-value="msa-077" calcext:value-type="string">
            <text:p>msa-077</text:p>
          </table:table-cell>
          <table:table-cell office:value-type="string" calcext:value-type="string">
            <text:p>bsiosbpl</text:p>
          </table:table-cell>
          <table:table-cell table:formula="of:=VLOOKUP([.C78];[Desktops.$A$2:.$C$21];3)" office:value-type="string" office:string-value="ec2-55-55-55-17.eu-west-1.compute.amazonaws.com" calcext:value-type="string">
            <text:p>ec2-55-55-55-17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fdslwihs" calcext:value-type="string">
            <text:p>fdslwihs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sa-078</text:p>
          </table:table-cell>
          <table:table-cell table:formula="of:=MOD([.A79]-1;COUNT([Desktops.$A$2:.$A$21]))+1" office:value-type="float" office:value="18" calcext:value-type="float">
            <text:p>18</text:p>
          </table:table-cell>
          <table:table-cell table:formula="of:=[.B79]" office:value-type="string" office:string-value="msa-078" calcext:value-type="string">
            <text:p>msa-078</text:p>
          </table:table-cell>
          <table:table-cell office:value-type="string" calcext:value-type="string">
            <text:p>bqghtqxu</text:p>
          </table:table-cell>
          <table:table-cell table:formula="of:=VLOOKUP([.C79];[Desktops.$A$2:.$C$21];3)" office:value-type="string" office:string-value="ec2-55-55-55-18.eu-west-1.compute.amazonaws.com" calcext:value-type="string">
            <text:p>ec2-55-55-55-18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qjpnstbu" calcext:value-type="string">
            <text:p>qjpnstbu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sa-079</text:p>
          </table:table-cell>
          <table:table-cell table:formula="of:=MOD([.A80]-1;COUNT([Desktops.$A$2:.$A$21]))+1" office:value-type="float" office:value="19" calcext:value-type="float">
            <text:p>19</text:p>
          </table:table-cell>
          <table:table-cell table:formula="of:=[.B80]" office:value-type="string" office:string-value="msa-079" calcext:value-type="string">
            <text:p>msa-079</text:p>
          </table:table-cell>
          <table:table-cell office:value-type="string" calcext:value-type="string">
            <text:p>kbjgiiuo</text:p>
          </table:table-cell>
          <table:table-cell table:formula="of:=VLOOKUP([.C80];[Desktops.$A$2:.$C$21];3)" office:value-type="string" office:string-value="ec2-55-55-55-19.eu-west-1.compute.amazonaws.com" calcext:value-type="string">
            <text:p>ec2-55-55-55-19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pltqvdnd" calcext:value-type="string">
            <text:p>pltqvdnd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sa-080</text:p>
          </table:table-cell>
          <table:table-cell table:formula="of:=MOD([.A81]-1;COUNT([Desktops.$A$2:.$A$21]))+1" office:value-type="float" office:value="20" calcext:value-type="float">
            <text:p>20</text:p>
          </table:table-cell>
          <table:table-cell table:formula="of:=[.B81]" office:value-type="string" office:string-value="msa-080" calcext:value-type="string">
            <text:p>msa-080</text:p>
          </table:table-cell>
          <table:table-cell office:value-type="string" calcext:value-type="string">
            <text:p>hutghtas</text:p>
          </table:table-cell>
          <table:table-cell table:formula="of:=VLOOKUP([.C81];[Desktops.$A$2:.$C$21];3)" office:value-type="string" office:string-value="ec2-55-55-55-20.eu-west-1.compute.amazonaws.com" calcext:value-type="string">
            <text:p>ec2-55-55-55-20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kbdhactk" calcext:value-type="string">
            <text:p>kbdhactk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sa-081</text:p>
          </table:table-cell>
          <table:table-cell table:formula="of:=MOD([.A82]-1;COUNT([Desktops.$A$2:.$A$21]))+1" office:value-type="float" office:value="1" calcext:value-type="float">
            <text:p>1</text:p>
          </table:table-cell>
          <table:table-cell table:formula="of:=[.B82]" office:value-type="string" office:string-value="msa-081" calcext:value-type="string">
            <text:p>msa-081</text:p>
          </table:table-cell>
          <table:table-cell office:value-type="string" calcext:value-type="string">
            <text:p>geutadzs</text:p>
          </table:table-cell>
          <table:table-cell table:formula="of:=VLOOKUP([.C82];[Desktops.$A$2:.$C$21];3)" office:value-type="string" office:string-value="ec2-55-55-55-01.eu-west-1.compute.amazonaws.com" calcext:value-type="string">
            <text:p>ec2-55-55-55-01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qadbrbot" calcext:value-type="string">
            <text:p>qadbrbot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sa-082</text:p>
          </table:table-cell>
          <table:table-cell table:formula="of:=MOD([.A83]-1;COUNT([Desktops.$A$2:.$A$21]))+1" office:value-type="float" office:value="2" calcext:value-type="float">
            <text:p>2</text:p>
          </table:table-cell>
          <table:table-cell table:formula="of:=[.B83]" office:value-type="string" office:string-value="msa-082" calcext:value-type="string">
            <text:p>msa-082</text:p>
          </table:table-cell>
          <table:table-cell office:value-type="string" calcext:value-type="string">
            <text:p>pqzskehe</text:p>
          </table:table-cell>
          <table:table-cell table:formula="of:=VLOOKUP([.C83];[Desktops.$A$2:.$C$21];3)" office:value-type="string" office:string-value="ec2-55-55-55-02.eu-west-1.compute.amazonaws.com" calcext:value-type="string">
            <text:p>ec2-55-55-55-02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vmuriwki" calcext:value-type="string">
            <text:p>vmuriwki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sa-083</text:p>
          </table:table-cell>
          <table:table-cell table:formula="of:=MOD([.A84]-1;COUNT([Desktops.$A$2:.$A$21]))+1" office:value-type="float" office:value="3" calcext:value-type="float">
            <text:p>3</text:p>
          </table:table-cell>
          <table:table-cell table:formula="of:=[.B84]" office:value-type="string" office:string-value="msa-083" calcext:value-type="string">
            <text:p>msa-083</text:p>
          </table:table-cell>
          <table:table-cell office:value-type="string" calcext:value-type="string">
            <text:p>yhqokiuu</text:p>
          </table:table-cell>
          <table:table-cell table:formula="of:=VLOOKUP([.C84];[Desktops.$A$2:.$C$21];3)" office:value-type="string" office:string-value="ec2-55-55-55-03.eu-west-1.compute.amazonaws.com" calcext:value-type="string">
            <text:p>ec2-55-55-55-03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lkbkpkhj" calcext:value-type="string">
            <text:p>lkbkpkhj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sa-084</text:p>
          </table:table-cell>
          <table:table-cell table:formula="of:=MOD([.A85]-1;COUNT([Desktops.$A$2:.$A$21]))+1" office:value-type="float" office:value="4" calcext:value-type="float">
            <text:p>4</text:p>
          </table:table-cell>
          <table:table-cell table:formula="of:=[.B85]" office:value-type="string" office:string-value="msa-084" calcext:value-type="string">
            <text:p>msa-084</text:p>
          </table:table-cell>
          <table:table-cell office:value-type="string" calcext:value-type="string">
            <text:p>qtwllqqd</text:p>
          </table:table-cell>
          <table:table-cell table:formula="of:=VLOOKUP([.C85];[Desktops.$A$2:.$C$21];3)" office:value-type="string" office:string-value="ec2-55-55-55-04.eu-west-1.compute.amazonaws.com" calcext:value-type="string">
            <text:p>ec2-55-55-55-04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dxvhzcrq" calcext:value-type="string">
            <text:p>dxvhzcrq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sa-085</text:p>
          </table:table-cell>
          <table:table-cell table:formula="of:=MOD([.A86]-1;COUNT([Desktops.$A$2:.$A$21]))+1" office:value-type="float" office:value="5" calcext:value-type="float">
            <text:p>5</text:p>
          </table:table-cell>
          <table:table-cell table:formula="of:=[.B86]" office:value-type="string" office:string-value="msa-085" calcext:value-type="string">
            <text:p>msa-085</text:p>
          </table:table-cell>
          <table:table-cell office:value-type="string" calcext:value-type="string">
            <text:p>evbhokcx</text:p>
          </table:table-cell>
          <table:table-cell table:formula="of:=VLOOKUP([.C86];[Desktops.$A$2:.$C$21];3)" office:value-type="string" office:string-value="ec2-55-55-55-05.eu-west-1.compute.amazonaws.com" calcext:value-type="string">
            <text:p>ec2-55-55-55-05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txuvemxx" calcext:value-type="string">
            <text:p>txuvemxx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sa-086</text:p>
          </table:table-cell>
          <table:table-cell table:formula="of:=MOD([.A87]-1;COUNT([Desktops.$A$2:.$A$21]))+1" office:value-type="float" office:value="6" calcext:value-type="float">
            <text:p>6</text:p>
          </table:table-cell>
          <table:table-cell table:formula="of:=[.B87]" office:value-type="string" office:string-value="msa-086" calcext:value-type="string">
            <text:p>msa-086</text:p>
          </table:table-cell>
          <table:table-cell office:value-type="string" calcext:value-type="string">
            <text:p>evnmvxbr</text:p>
          </table:table-cell>
          <table:table-cell table:formula="of:=VLOOKUP([.C87];[Desktops.$A$2:.$C$21];3)" office:value-type="string" office:string-value="ec2-55-55-55-06.eu-west-1.compute.amazonaws.com" calcext:value-type="string">
            <text:p>ec2-55-55-55-06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vkzuiklz" calcext:value-type="string">
            <text:p>vkzuiklz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sa-087</text:p>
          </table:table-cell>
          <table:table-cell table:formula="of:=MOD([.A88]-1;COUNT([Desktops.$A$2:.$A$21]))+1" office:value-type="float" office:value="7" calcext:value-type="float">
            <text:p>7</text:p>
          </table:table-cell>
          <table:table-cell table:formula="of:=[.B88]" office:value-type="string" office:string-value="msa-087" calcext:value-type="string">
            <text:p>msa-087</text:p>
          </table:table-cell>
          <table:table-cell office:value-type="string" calcext:value-type="string">
            <text:p>avkhkgwx</text:p>
          </table:table-cell>
          <table:table-cell table:formula="of:=VLOOKUP([.C88];[Desktops.$A$2:.$C$21];3)" office:value-type="string" office:string-value="ec2-55-55-55-07.eu-west-1.compute.amazonaws.com" calcext:value-type="string">
            <text:p>ec2-55-55-55-07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qprmriul" calcext:value-type="string">
            <text:p>qprmriul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sa-088</text:p>
          </table:table-cell>
          <table:table-cell table:formula="of:=MOD([.A89]-1;COUNT([Desktops.$A$2:.$A$21]))+1" office:value-type="float" office:value="8" calcext:value-type="float">
            <text:p>8</text:p>
          </table:table-cell>
          <table:table-cell table:formula="of:=[.B89]" office:value-type="string" office:string-value="msa-088" calcext:value-type="string">
            <text:p>msa-088</text:p>
          </table:table-cell>
          <table:table-cell office:value-type="string" calcext:value-type="string">
            <text:p>haagxfre</text:p>
          </table:table-cell>
          <table:table-cell table:formula="of:=VLOOKUP([.C89];[Desktops.$A$2:.$C$21];3)" office:value-type="string" office:string-value="ec2-55-55-55-08.eu-west-1.compute.amazonaws.com" calcext:value-type="string">
            <text:p>ec2-55-55-55-08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xjugvilx" calcext:value-type="string">
            <text:p>xjugvilx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sa-089</text:p>
          </table:table-cell>
          <table:table-cell table:formula="of:=MOD([.A90]-1;COUNT([Desktops.$A$2:.$A$21]))+1" office:value-type="float" office:value="9" calcext:value-type="float">
            <text:p>9</text:p>
          </table:table-cell>
          <table:table-cell table:formula="of:=[.B90]" office:value-type="string" office:string-value="msa-089" calcext:value-type="string">
            <text:p>msa-089</text:p>
          </table:table-cell>
          <table:table-cell office:value-type="string" calcext:value-type="string">
            <text:p>zoubzlrp</text:p>
          </table:table-cell>
          <table:table-cell table:formula="of:=VLOOKUP([.C90];[Desktops.$A$2:.$C$21];3)" office:value-type="string" office:string-value="ec2-55-55-55-09.eu-west-1.compute.amazonaws.com" calcext:value-type="string">
            <text:p>ec2-55-55-55-09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kwoclazu" calcext:value-type="string">
            <text:p>kwoclazu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sa-090</text:p>
          </table:table-cell>
          <table:table-cell table:formula="of:=MOD([.A91]-1;COUNT([Desktops.$A$2:.$A$21]))+1" office:value-type="float" office:value="10" calcext:value-type="float">
            <text:p>10</text:p>
          </table:table-cell>
          <table:table-cell table:formula="of:=[.B91]" office:value-type="string" office:string-value="msa-090" calcext:value-type="string">
            <text:p>msa-090</text:p>
          </table:table-cell>
          <table:table-cell office:value-type="string" calcext:value-type="string">
            <text:p>aoapuhok</text:p>
          </table:table-cell>
          <table:table-cell table:formula="of:=VLOOKUP([.C91];[Desktops.$A$2:.$C$21];3)" office:value-type="string" office:string-value="ec2-55-55-55-10.eu-west-1.compute.amazonaws.com" calcext:value-type="string">
            <text:p>ec2-55-55-55-10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uajvgyvz" calcext:value-type="string">
            <text:p>uajvgyvz</text:p>
          </table:table-cell>
          <table:table-cell table:number-columns-repeated="101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sa-091</text:p>
          </table:table-cell>
          <table:table-cell table:formula="of:=MOD([.A92]-1;COUNT([Desktops.$A$2:.$A$21]))+1" office:value-type="float" office:value="11" calcext:value-type="float">
            <text:p>11</text:p>
          </table:table-cell>
          <table:table-cell table:formula="of:=[.B92]" office:value-type="string" office:string-value="msa-091" calcext:value-type="string">
            <text:p>msa-091</text:p>
          </table:table-cell>
          <table:table-cell office:value-type="string" calcext:value-type="string">
            <text:p>fmrkqfak</text:p>
          </table:table-cell>
          <table:table-cell table:formula="of:=VLOOKUP([.C92];[Desktops.$A$2:.$C$21];3)" office:value-type="string" office:string-value="ec2-55-55-55-11.eu-west-1.compute.amazonaws.com" calcext:value-type="string">
            <text:p>ec2-55-55-55-11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xtsayyir" calcext:value-type="string">
            <text:p>xtsayyir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sa-092</text:p>
          </table:table-cell>
          <table:table-cell table:formula="of:=MOD([.A93]-1;COUNT([Desktops.$A$2:.$A$21]))+1" office:value-type="float" office:value="12" calcext:value-type="float">
            <text:p>12</text:p>
          </table:table-cell>
          <table:table-cell table:formula="of:=[.B93]" office:value-type="string" office:string-value="msa-092" calcext:value-type="string">
            <text:p>msa-092</text:p>
          </table:table-cell>
          <table:table-cell office:value-type="string" calcext:value-type="string">
            <text:p>boliksdd</text:p>
          </table:table-cell>
          <table:table-cell table:formula="of:=VLOOKUP([.C93];[Desktops.$A$2:.$C$21];3)" office:value-type="string" office:string-value="ec2-55-55-55-12.eu-west-1.compute.amazonaws.com" calcext:value-type="string">
            <text:p>ec2-55-55-55-12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oyvsohro" calcext:value-type="string">
            <text:p>oyvsohro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sa-093</text:p>
          </table:table-cell>
          <table:table-cell table:formula="of:=MOD([.A94]-1;COUNT([Desktops.$A$2:.$A$21]))+1" office:value-type="float" office:value="13" calcext:value-type="float">
            <text:p>13</text:p>
          </table:table-cell>
          <table:table-cell table:formula="of:=[.B94]" office:value-type="string" office:string-value="msa-093" calcext:value-type="string">
            <text:p>msa-093</text:p>
          </table:table-cell>
          <table:table-cell office:value-type="string" calcext:value-type="string">
            <text:p>zgaynhec</text:p>
          </table:table-cell>
          <table:table-cell table:formula="of:=VLOOKUP([.C94];[Desktops.$A$2:.$C$21];3)" office:value-type="string" office:string-value="ec2-55-55-55-13.eu-west-1.compute.amazonaws.com" calcext:value-type="string">
            <text:p>ec2-55-55-55-13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yfwehkjk" calcext:value-type="string">
            <text:p>yfwehkjk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sa-094</text:p>
          </table:table-cell>
          <table:table-cell table:formula="of:=MOD([.A95]-1;COUNT([Desktops.$A$2:.$A$21]))+1" office:value-type="float" office:value="14" calcext:value-type="float">
            <text:p>14</text:p>
          </table:table-cell>
          <table:table-cell table:formula="of:=[.B95]" office:value-type="string" office:string-value="msa-094" calcext:value-type="string">
            <text:p>msa-094</text:p>
          </table:table-cell>
          <table:table-cell office:value-type="string" calcext:value-type="string">
            <text:p>wxhmjria</text:p>
          </table:table-cell>
          <table:table-cell table:formula="of:=VLOOKUP([.C95];[Desktops.$A$2:.$C$21];3)" office:value-type="string" office:string-value="ec2-55-55-55-14.eu-west-1.compute.amazonaws.com" calcext:value-type="string">
            <text:p>ec2-55-55-55-14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zxqtmagf" calcext:value-type="string">
            <text:p>zxqtmagf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sa-095</text:p>
          </table:table-cell>
          <table:table-cell table:formula="of:=MOD([.A96]-1;COUNT([Desktops.$A$2:.$A$21]))+1" office:value-type="float" office:value="15" calcext:value-type="float">
            <text:p>15</text:p>
          </table:table-cell>
          <table:table-cell table:formula="of:=[.B96]" office:value-type="string" office:string-value="msa-095" calcext:value-type="string">
            <text:p>msa-095</text:p>
          </table:table-cell>
          <table:table-cell office:value-type="string" calcext:value-type="string">
            <text:p>fykhuxtd</text:p>
          </table:table-cell>
          <table:table-cell table:formula="of:=VLOOKUP([.C96];[Desktops.$A$2:.$C$21];3)" office:value-type="string" office:string-value="ec2-55-55-55-15.eu-west-1.compute.amazonaws.com" calcext:value-type="string">
            <text:p>ec2-55-55-55-15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qdmxvmmh" calcext:value-type="string">
            <text:p>qdmxvmmh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sa-096</text:p>
          </table:table-cell>
          <table:table-cell table:formula="of:=MOD([.A97]-1;COUNT([Desktops.$A$2:.$A$21]))+1" office:value-type="float" office:value="16" calcext:value-type="float">
            <text:p>16</text:p>
          </table:table-cell>
          <table:table-cell table:formula="of:=[.B97]" office:value-type="string" office:string-value="msa-096" calcext:value-type="string">
            <text:p>msa-096</text:p>
          </table:table-cell>
          <table:table-cell office:value-type="string" calcext:value-type="string">
            <text:p>fscejdev</text:p>
          </table:table-cell>
          <table:table-cell table:formula="of:=VLOOKUP([.C97];[Desktops.$A$2:.$C$21];3)" office:value-type="string" office:string-value="ec2-55-55-55-16.eu-west-1.compute.amazonaws.com" calcext:value-type="string">
            <text:p>ec2-55-55-55-16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xivlmfau" calcext:value-type="string">
            <text:p>xivlmfau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sa-097</text:p>
          </table:table-cell>
          <table:table-cell table:formula="of:=MOD([.A98]-1;COUNT([Desktops.$A$2:.$A$21]))+1" office:value-type="float" office:value="17" calcext:value-type="float">
            <text:p>17</text:p>
          </table:table-cell>
          <table:table-cell table:formula="of:=[.B98]" office:value-type="string" office:string-value="msa-097" calcext:value-type="string">
            <text:p>msa-097</text:p>
          </table:table-cell>
          <table:table-cell office:value-type="string" calcext:value-type="string">
            <text:p>ptzfycpa</text:p>
          </table:table-cell>
          <table:table-cell table:formula="of:=VLOOKUP([.C98];[Desktops.$A$2:.$C$21];3)" office:value-type="string" office:string-value="ec2-55-55-55-17.eu-west-1.compute.amazonaws.com" calcext:value-type="string">
            <text:p>ec2-55-55-55-17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hjejlxyq" calcext:value-type="string">
            <text:p>hjejlxyq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sa-098</text:p>
          </table:table-cell>
          <table:table-cell table:formula="of:=MOD([.A99]-1;COUNT([Desktops.$A$2:.$A$21]))+1" office:value-type="float" office:value="18" calcext:value-type="float">
            <text:p>18</text:p>
          </table:table-cell>
          <table:table-cell table:formula="of:=[.B99]" office:value-type="string" office:string-value="msa-098" calcext:value-type="string">
            <text:p>msa-098</text:p>
          </table:table-cell>
          <table:table-cell office:value-type="string" calcext:value-type="string">
            <text:p>ydqqfdsd</text:p>
          </table:table-cell>
          <table:table-cell table:formula="of:=VLOOKUP([.C99];[Desktops.$A$2:.$C$21];3)" office:value-type="string" office:string-value="ec2-55-55-55-18.eu-west-1.compute.amazonaws.com" calcext:value-type="string">
            <text:p>ec2-55-55-55-18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yygjggzt" calcext:value-type="string">
            <text:p>yygjggzt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sa-099</text:p>
          </table:table-cell>
          <table:table-cell table:formula="of:=MOD([.A100]-1;COUNT([Desktops.$A$2:.$A$21]))+1" office:value-type="float" office:value="19" calcext:value-type="float">
            <text:p>19</text:p>
          </table:table-cell>
          <table:table-cell table:formula="of:=[.B100]" office:value-type="string" office:string-value="msa-099" calcext:value-type="string">
            <text:p>msa-099</text:p>
          </table:table-cell>
          <table:table-cell office:value-type="string" calcext:value-type="string">
            <text:p>kvxjarru</text:p>
          </table:table-cell>
          <table:table-cell table:formula="of:=VLOOKUP([.C100];[Desktops.$A$2:.$C$21];3)" office:value-type="string" office:string-value="ec2-55-55-55-19.eu-west-1.compute.amazonaws.com" calcext:value-type="string">
            <text:p>ec2-55-55-55-19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dermlgig" calcext:value-type="string">
            <text:p>dermlgig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sa-100</text:p>
          </table:table-cell>
          <table:table-cell table:formula="of:=MOD([.A101]-1;COUNT([Desktops.$A$2:.$A$21]))+1" office:value-type="float" office:value="20" calcext:value-type="float">
            <text:p>20</text:p>
          </table:table-cell>
          <table:table-cell table:formula="of:=[.B101]" office:value-type="string" office:string-value="msa-100" calcext:value-type="string">
            <text:p>msa-100</text:p>
          </table:table-cell>
          <table:table-cell office:value-type="string" calcext:value-type="string">
            <text:p>yolyffhh</text:p>
          </table:table-cell>
          <table:table-cell table:formula="of:=VLOOKUP([.C101];[Desktops.$A$2:.$C$21];3)" office:value-type="string" office:string-value="ec2-55-55-55-20.eu-west-1.compute.amazonaws.com" calcext:value-type="string">
            <text:p>ec2-55-55-55-20.eu-west-1.compute.amazonaws.com</text:p>
          </table:table-cell>
          <table:table-cell table:formula="of:=CONCATENATE(CHAR(RAND()*26+97);CHAR(RAND()*26+97);CHAR(RAND()*26+97);CHAR(RAND()*26+97);CHAR(RAND()*26+97);CHAR(RAND()*26+97);CHAR(RAND()*26+97);CHAR(RAND()*26+97))" office:value-type="string" office:string-value="dcqolhml" calcext:value-type="string">
            <text:p>dcqolhml</text:p>
          </table:table-cell>
          <table:table-cell table:number-columns-repeated="1017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sktops" table:style-name="ta1">
        <table:table-column table:style-name="co1" table:number-columns-repeated="2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Desktop Number</text:p>
          </table:table-cell>
          <table:table-cell office:value-type="string" calcext:value-type="string">
            <text:p>Public IP</text:p>
          </table:table-cell>
          <table:table-cell office:value-type="string" calcext:value-type="string">
            <text:p>Public D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5.55.55.1</text:p>
          </table:table-cell>
          <table:table-cell office:value-type="string" calcext:value-type="string">
            <text:p>ec2-55-55-55-01.eu-west-1.compute.amazonaws.co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5.55.55.2</text:p>
          </table:table-cell>
          <table:table-cell office:value-type="string" calcext:value-type="string">
            <text:p>ec2-55-55-55-02.eu-west-1.compute.amazonaws.co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5.55.55.3</text:p>
          </table:table-cell>
          <table:table-cell office:value-type="string" calcext:value-type="string">
            <text:p>ec2-55-55-55-03.eu-west-1.compute.amazonaws.co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5.55.55.4</text:p>
          </table:table-cell>
          <table:table-cell office:value-type="string" calcext:value-type="string">
            <text:p>ec2-55-55-55-04.eu-west-1.compute.amazonaws.co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5.55.55.5</text:p>
          </table:table-cell>
          <table:table-cell office:value-type="string" calcext:value-type="string">
            <text:p>ec2-55-55-55-05.eu-west-1.compute.amazonaws.co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5.55.55.6</text:p>
          </table:table-cell>
          <table:table-cell office:value-type="string" calcext:value-type="string">
            <text:p>ec2-55-55-55-06.eu-west-1.compute.amazonaws.co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5.55.55.7</text:p>
          </table:table-cell>
          <table:table-cell office:value-type="string" calcext:value-type="string">
            <text:p>ec2-55-55-55-07.eu-west-1.compute.amazonaws.co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5.55.55.8</text:p>
          </table:table-cell>
          <table:table-cell office:value-type="string" calcext:value-type="string">
            <text:p>ec2-55-55-55-08.eu-west-1.compute.amazonaws.co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5.55.55.9</text:p>
          </table:table-cell>
          <table:table-cell office:value-type="string" calcext:value-type="string">
            <text:p>ec2-55-55-55-09.eu-west-1.compute.amazonaws.co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5.55.55.10</text:p>
          </table:table-cell>
          <table:table-cell office:value-type="string" calcext:value-type="string">
            <text:p>ec2-55-55-55-10.eu-west-1.compute.amazonaws.co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55.55.55.11</text:p>
          </table:table-cell>
          <table:table-cell office:value-type="string" calcext:value-type="string">
            <text:p>ec2-55-55-55-11.eu-west-1.compute.amazonaws.co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55.55.55.12</text:p>
          </table:table-cell>
          <table:table-cell office:value-type="string" calcext:value-type="string">
            <text:p>ec2-55-55-55-12.eu-west-1.compute.amazonaws.co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5.55.55.13</text:p>
          </table:table-cell>
          <table:table-cell office:value-type="string" calcext:value-type="string">
            <text:p>ec2-55-55-55-13.eu-west-1.compute.amazonaws.co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5.55.55.14</text:p>
          </table:table-cell>
          <table:table-cell office:value-type="string" calcext:value-type="string">
            <text:p>ec2-55-55-55-14.eu-west-1.compute.amazonaws.co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55.55.55.15</text:p>
          </table:table-cell>
          <table:table-cell office:value-type="string" calcext:value-type="string">
            <text:p>ec2-55-55-55-15.eu-west-1.compute.amazonaws.co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5.55.55.16</text:p>
          </table:table-cell>
          <table:table-cell office:value-type="string" calcext:value-type="string">
            <text:p>ec2-55-55-55-16.eu-west-1.compute.amazonaws.co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5.55.55.17</text:p>
          </table:table-cell>
          <table:table-cell office:value-type="string" calcext:value-type="string">
            <text:p>ec2-55-55-55-17.eu-west-1.compute.amazonaws.co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55.55.55.18</text:p>
          </table:table-cell>
          <table:table-cell office:value-type="string" calcext:value-type="string">
            <text:p>ec2-55-55-55-18.eu-west-1.compute.amazonaws.com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55.55.55.19</text:p>
          </table:table-cell>
          <table:table-cell office:value-type="string" calcext:value-type="string">
            <text:p>ec2-55-55-55-19.eu-west-1.compute.amazonaws.co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5.55.55.20</text:p>
          </table:table-cell>
          <table:table-cell office:value-type="string" calcext:value-type="string">
            <text:p>ec2-55-55-55-20.eu-west-1.compute.amazonaws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 style:data-style-name="N2" text:time-value="08:56:28.2921404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 Seymour</meta:initial-creator>
    <meta:creation-date>2015-12-01T19:58:16.064920334</meta:creation-date>
    <dc:date>2015-12-04T09:05:42.937993516</dc:date>
    <dc:creator>Ed Seymour</dc:creator>
    <meta:editing-duration>PT14H31M57S</meta:editing-duration>
    <meta:editing-cycles>6</meta:editing-cycles>
    <meta:generator>LibreOffice/4.4.6.3$Linux_X86_64 LibreOffice_project/40$Build-3</meta:generator>
    <meta:document-statistic meta:table-count="2" meta:cell-count="770" meta:object-count="0"/>
  </office:meta>
</office:document-meta>
</file>